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1.607cm"/>
    </style:style>
    <style:style style:name="Таблица1.B" style:family="table-column">
      <style:table-column-properties style:column-width="1.002cm"/>
    </style:style>
    <style:style style:name="Таблица1.C" style:family="table-column">
      <style:table-column-properties style:column-width="10.141cm"/>
    </style:style>
    <style:style style:name="Таблица1.D" style:family="table-column">
      <style:table-column-properties style:column-width="4.2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C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9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9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9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1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1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1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4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6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8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8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2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23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3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3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5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5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2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2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5" style:family="table-cell">
      <style:table-cell-properties fo:padding="0.097cm" fo:border-left="0.05pt solid #000000" fo:border-right="none" fo:border-top="none" fo:border-bottom="0.05pt solid #000000"/>
    </style:style>
    <style:style style:name="Таблица1.C35" style:family="table-cell">
      <style:table-cell-properties fo:padding="0.097cm" fo:border-left="0.05pt solid #000000" fo:border-right="none" fo:border-top="none" fo:border-bottom="0.05pt solid #000000"/>
    </style:style>
    <style:style style:name="Таблица1.D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6" style:family="table-cell">
      <style:table-cell-properties fo:padding="0.097cm" fo:border-left="0.05pt solid #000000" fo:border-right="none" fo:border-top="none" fo:border-bottom="0.05pt solid #000000"/>
    </style:style>
    <style:style style:name="Таблица1.C36" style:family="table-cell">
      <style:table-cell-properties fo:padding="0.097cm" fo:border-left="0.05pt solid #000000" fo:border-right="none" fo:border-top="none" fo:border-bottom="0.05pt solid #000000"/>
    </style:style>
    <style:style style:name="Таблица1.D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7" style:family="table-cell">
      <style:table-cell-properties fo:padding="0.097cm" fo:border-left="0.05pt solid #000000" fo:border-right="none" fo:border-top="none" fo:border-bottom="0.05pt solid #000000"/>
    </style:style>
    <style:style style:name="Таблица1.C37" style:family="table-cell">
      <style:table-cell-properties fo:padding="0.097cm" fo:border-left="0.05pt solid #000000" fo:border-right="none" fo:border-top="none" fo:border-bottom="0.05pt solid #000000"/>
    </style:style>
    <style:style style:name="Таблица1.D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8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8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38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9" style:family="table-cell">
      <style:table-cell-properties fo:padding="0.097cm" fo:border-left="0.05pt solid #000000" fo:border-right="none" fo:border-top="none" fo:border-bottom="0.05pt solid #000000"/>
    </style:style>
    <style:style style:name="Таблица1.C39" style:family="table-cell">
      <style:table-cell-properties fo:padding="0.097cm" fo:border-left="0.05pt solid #000000" fo:border-right="none" fo:border-top="none" fo:border-bottom="0.05pt solid #000000"/>
    </style:style>
    <style:style style:name="Таблица1.D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4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0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41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41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1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42" style:family="table-cell">
      <style:table-cell-properties fo:padding="0.097cm" fo:border-left="0.05pt solid #000000" fo:border-right="none" fo:border-top="none" fo:border-bottom="0.05pt solid #000000"/>
    </style:style>
    <style:style style:name="Таблица1.C42" style:family="table-cell">
      <style:table-cell-properties fo:padding="0.097cm" fo:border-left="0.05pt solid #000000" fo:border-right="none" fo:border-top="none" fo:border-bottom="0.05pt solid #000000"/>
    </style:style>
    <style:style style:name="Таблица1.D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3" style:family="table-cell">
      <style:table-cell-properties fo:padding="0.097cm" fo:border-left="0.05pt solid #000000" fo:border-right="none" fo:border-top="none" fo:border-bottom="0.05pt solid #000000"/>
    </style:style>
    <style:style style:name="Таблица1.C43" style:family="table-cell">
      <style:table-cell-properties fo:padding="0.097cm" fo:border-left="0.05pt solid #000000" fo:border-right="none" fo:border-top="none" fo:border-bottom="0.05pt solid #000000"/>
    </style:style>
    <style:style style:name="Таблица1.D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4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4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4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4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4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4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6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4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4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4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4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4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4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5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5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50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5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5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5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5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5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5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5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5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5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54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54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54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5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5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5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56" style:family="table-cell">
      <style:table-cell-properties fo:padding="0.097cm" fo:border-left="0.05pt solid #000000" fo:border-right="none" fo:border-top="none" fo:border-bottom="0.05pt solid #000000"/>
    </style:style>
    <style:style style:name="Таблица1.C56" style:family="table-cell">
      <style:table-cell-properties fo:padding="0.097cm" fo:border-left="0.05pt solid #000000" fo:border-right="none" fo:border-top="none" fo:border-bottom="0.05pt solid #000000"/>
    </style:style>
    <style:style style:name="Таблица1.D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7" style:family="table-cell">
      <style:table-cell-properties fo:padding="0.097cm" fo:border-left="0.05pt solid #000000" fo:border-right="none" fo:border-top="none" fo:border-bottom="0.05pt solid #000000"/>
    </style:style>
    <style:style style:name="Таблица1.C57" style:family="table-cell">
      <style:table-cell-properties fo:padding="0.097cm" fo:border-left="0.05pt solid #000000" fo:border-right="none" fo:border-top="none" fo:border-bottom="0.05pt solid #000000"/>
    </style:style>
    <style:style style:name="Таблица1.D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5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5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59" style:family="table-cell">
      <style:table-cell-properties fo:padding="0.097cm" fo:border-left="0.05pt solid #000000" fo:border-right="none" fo:border-top="none" fo:border-bottom="0.05pt solid #000000"/>
    </style:style>
    <style:style style:name="Таблица1.C59" style:family="table-cell">
      <style:table-cell-properties fo:padding="0.097cm" fo:border-left="0.05pt solid #000000" fo:border-right="none" fo:border-top="none" fo:border-bottom="0.05pt solid #000000"/>
    </style:style>
    <style:style style:name="Таблица1.D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0" style:family="table-cell">
      <style:table-cell-properties fo:padding="0.097cm" fo:border-left="0.05pt solid #000000" fo:border-right="none" fo:border-top="none" fo:border-bottom="0.05pt solid #000000"/>
    </style:style>
    <style:style style:name="Таблица1.C60" style:family="table-cell">
      <style:table-cell-properties fo:padding="0.097cm" fo:border-left="0.05pt solid #000000" fo:border-right="none" fo:border-top="none" fo:border-bottom="0.05pt solid #000000"/>
    </style:style>
    <style:style style:name="Таблица1.D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1" style:family="table-cell">
      <style:table-cell-properties fo:padding="0.097cm" fo:border-left="0.05pt solid #000000" fo:border-right="none" fo:border-top="none" fo:border-bottom="0.05pt solid #000000"/>
    </style:style>
    <style:style style:name="Таблица1.C61" style:family="table-cell">
      <style:table-cell-properties fo:padding="0.097cm" fo:border-left="0.05pt solid #000000" fo:border-right="none" fo:border-top="none" fo:border-bottom="0.05pt solid #000000"/>
    </style:style>
    <style:style style:name="Таблица1.D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2" style:family="table-cell">
      <style:table-cell-properties fo:padding="0.097cm" fo:border-left="0.05pt solid #000000" fo:border-right="none" fo:border-top="none" fo:border-bottom="0.05pt solid #000000"/>
    </style:style>
    <style:style style:name="Таблица1.C62" style:family="table-cell">
      <style:table-cell-properties fo:padding="0.097cm" fo:border-left="0.05pt solid #000000" fo:border-right="none" fo:border-top="none" fo:border-bottom="0.05pt solid #000000"/>
    </style:style>
    <style:style style:name="Таблица1.D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3" style:family="table-cell">
      <style:table-cell-properties fo:padding="0.097cm" fo:border-left="0.05pt solid #000000" fo:border-right="none" fo:border-top="none" fo:border-bottom="0.05pt solid #000000"/>
    </style:style>
    <style:style style:name="Таблица1.C63" style:family="table-cell">
      <style:table-cell-properties fo:padding="0.097cm" fo:border-left="0.05pt solid #000000" fo:border-right="none" fo:border-top="none" fo:border-bottom="0.05pt solid #000000"/>
    </style:style>
    <style:style style:name="Таблица1.D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4" style:family="table-cell">
      <style:table-cell-properties fo:padding="0.097cm" fo:border-left="0.05pt solid #000000" fo:border-right="none" fo:border-top="none" fo:border-bottom="0.05pt solid #000000"/>
    </style:style>
    <style:style style:name="Таблица1.C64" style:family="table-cell">
      <style:table-cell-properties fo:padding="0.097cm" fo:border-left="0.05pt solid #000000" fo:border-right="none" fo:border-top="none" fo:border-bottom="0.05pt solid #000000"/>
    </style:style>
    <style:style style:name="Таблица1.D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65" style:family="table-cell">
      <style:table-cell-properties fo:padding="0.097cm" fo:border-left="0.05pt solid #000000" fo:border-right="none" fo:border-top="none" fo:border-bottom="0.05pt solid #000000"/>
    </style:style>
    <style:style style:name="Таблица1.D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66" style:family="table-cell">
      <style:table-cell-properties fo:padding="0.097cm" fo:border-left="0.05pt solid #000000" fo:border-right="none" fo:border-top="none" fo:border-bottom="0.05pt solid #000000"/>
    </style:style>
    <style:style style:name="Таблица1.D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7" style:family="table-cell">
      <style:table-cell-properties fo:padding="0.097cm" fo:border-left="0.05pt solid #000000" fo:border-right="none" fo:border-top="none" fo:border-bottom="0.05pt solid #000000"/>
    </style:style>
    <style:style style:name="Таблица1.C67" style:family="table-cell">
      <style:table-cell-properties fo:padding="0.097cm" fo:border-left="0.05pt solid #000000" fo:border-right="none" fo:border-top="none" fo:border-bottom="0.05pt solid #000000"/>
    </style:style>
    <style:style style:name="Таблица1.D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8" style:family="table-cell">
      <style:table-cell-properties fo:padding="0.097cm" fo:border-left="0.05pt solid #000000" fo:border-right="none" fo:border-top="none" fo:border-bottom="0.05pt solid #000000"/>
    </style:style>
    <style:style style:name="Таблица1.C68" style:family="table-cell">
      <style:table-cell-properties fo:padding="0.097cm" fo:border-left="0.05pt solid #000000" fo:border-right="none" fo:border-top="none" fo:border-bottom="0.05pt solid #000000"/>
    </style:style>
    <style:style style:name="Таблица1.D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69" style:family="table-cell">
      <style:table-cell-properties fo:padding="0.097cm" fo:border-left="0.05pt solid #000000" fo:border-right="none" fo:border-top="none" fo:border-bottom="0.05pt solid #000000"/>
    </style:style>
    <style:style style:name="Таблица1.D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70" style:family="table-cell">
      <style:table-cell-properties fo:padding="0.097cm" fo:border-left="0.05pt solid #000000" fo:border-right="none" fo:border-top="none" fo:border-bottom="0.05pt solid #000000"/>
    </style:style>
    <style:style style:name="Таблица1.D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1" style:family="table-cell">
      <style:table-cell-properties fo:padding="0.097cm" fo:border-left="0.05pt solid #000000" fo:border-right="none" fo:border-top="none" fo:border-bottom="0.05pt solid #000000"/>
    </style:style>
    <style:style style:name="Таблица1.C71" style:family="table-cell">
      <style:table-cell-properties fo:padding="0.097cm" fo:border-left="0.05pt solid #000000" fo:border-right="none" fo:border-top="none" fo:border-bottom="0.05pt solid #000000"/>
    </style:style>
    <style:style style:name="Таблица1.D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2" style:family="table-cell">
      <style:table-cell-properties fo:padding="0.097cm" fo:border-left="0.05pt solid #000000" fo:border-right="none" fo:border-top="none" fo:border-bottom="0.05pt solid #000000"/>
    </style:style>
    <style:style style:name="Таблица1.C72" style:family="table-cell">
      <style:table-cell-properties fo:padding="0.097cm" fo:border-left="0.05pt solid #000000" fo:border-right="none" fo:border-top="none" fo:border-bottom="0.05pt solid #000000"/>
    </style:style>
    <style:style style:name="Таблица1.D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3" style:family="table-cell">
      <style:table-cell-properties fo:padding="0.097cm" fo:border-left="0.05pt solid #000000" fo:border-right="none" fo:border-top="none" fo:border-bottom="0.05pt solid #000000"/>
    </style:style>
    <style:style style:name="Таблица1.C73" style:family="table-cell">
      <style:table-cell-properties fo:padding="0.097cm" fo:border-left="0.05pt solid #000000" fo:border-right="none" fo:border-top="none" fo:border-bottom="0.05pt solid #000000"/>
    </style:style>
    <style:style style:name="Таблица1.D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4" style:family="table-cell">
      <style:table-cell-properties fo:padding="0.097cm" fo:border-left="0.05pt solid #000000" fo:border-right="none" fo:border-top="none" fo:border-bottom="0.05pt solid #000000"/>
    </style:style>
    <style:style style:name="Таблица1.C74" style:family="table-cell">
      <style:table-cell-properties fo:padding="0.097cm" fo:border-left="0.05pt solid #000000" fo:border-right="none" fo:border-top="none" fo:border-bottom="0.05pt solid #000000"/>
    </style:style>
    <style:style style:name="Таблица1.D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5" style:family="table-cell">
      <style:table-cell-properties fo:padding="0.097cm" fo:border-left="0.05pt solid #000000" fo:border-right="none" fo:border-top="none" fo:border-bottom="0.05pt solid #000000"/>
    </style:style>
    <style:style style:name="Таблица1.C75" style:family="table-cell">
      <style:table-cell-properties fo:padding="0.097cm" fo:border-left="0.05pt solid #000000" fo:border-right="none" fo:border-top="none" fo:border-bottom="0.05pt solid #000000"/>
    </style:style>
    <style:style style:name="Таблица1.D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6" style:family="table-cell">
      <style:table-cell-properties fo:padding="0.097cm" fo:border-left="0.05pt solid #000000" fo:border-right="none" fo:border-top="none" fo:border-bottom="0.05pt solid #000000"/>
    </style:style>
    <style:style style:name="Таблица1.C76" style:family="table-cell">
      <style:table-cell-properties fo:padding="0.097cm" fo:border-left="0.05pt solid #000000" fo:border-right="none" fo:border-top="none" fo:border-bottom="0.05pt solid #000000"/>
    </style:style>
    <style:style style:name="Таблица1.D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7" style:family="table-cell">
      <style:table-cell-properties fo:padding="0.097cm" fo:border-left="0.05pt solid #000000" fo:border-right="none" fo:border-top="none" fo:border-bottom="0.05pt solid #000000"/>
    </style:style>
    <style:style style:name="Таблица1.C77" style:family="table-cell">
      <style:table-cell-properties fo:padding="0.097cm" fo:border-left="0.05pt solid #000000" fo:border-right="none" fo:border-top="none" fo:border-bottom="0.05pt solid #000000"/>
    </style:style>
    <style:style style:name="Таблица1.D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8" style:family="table-cell">
      <style:table-cell-properties fo:padding="0.097cm" fo:border-left="0.05pt solid #000000" fo:border-right="none" fo:border-top="none" fo:border-bottom="0.05pt solid #000000"/>
    </style:style>
    <style:style style:name="Таблица1.C78" style:family="table-cell">
      <style:table-cell-properties fo:padding="0.097cm" fo:border-left="0.05pt solid #000000" fo:border-right="none" fo:border-top="none" fo:border-bottom="0.05pt solid #000000"/>
    </style:style>
    <style:style style:name="Таблица1.D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9" style:family="table-cell">
      <style:table-cell-properties fo:padding="0.097cm" fo:border-left="0.05pt solid #000000" fo:border-right="none" fo:border-top="none" fo:border-bottom="0.05pt solid #000000"/>
    </style:style>
    <style:style style:name="Таблица1.C79" style:family="table-cell">
      <style:table-cell-properties fo:padding="0.097cm" fo:border-left="0.05pt solid #000000" fo:border-right="none" fo:border-top="none" fo:border-bottom="0.05pt solid #000000"/>
    </style:style>
    <style:style style:name="Таблица1.D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0" style:family="table-cell">
      <style:table-cell-properties fo:padding="0.097cm" fo:border-left="0.05pt solid #000000" fo:border-right="none" fo:border-top="none" fo:border-bottom="0.05pt solid #000000"/>
    </style:style>
    <style:style style:name="Таблица1.C80" style:family="table-cell">
      <style:table-cell-properties fo:padding="0.097cm" fo:border-left="0.05pt solid #000000" fo:border-right="none" fo:border-top="none" fo:border-bottom="0.05pt solid #000000"/>
    </style:style>
    <style:style style:name="Таблица1.D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1" style:family="table-cell">
      <style:table-cell-properties fo:padding="0.097cm" fo:border-left="0.05pt solid #000000" fo:border-right="none" fo:border-top="none" fo:border-bottom="0.05pt solid #000000"/>
    </style:style>
    <style:style style:name="Таблица1.C81" style:family="table-cell">
      <style:table-cell-properties fo:padding="0.097cm" fo:border-left="0.05pt solid #000000" fo:border-right="none" fo:border-top="none" fo:border-bottom="0.05pt solid #000000"/>
    </style:style>
    <style:style style:name="Таблица1.D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2" style:family="table-cell">
      <style:table-cell-properties fo:padding="0.097cm" fo:border-left="0.05pt solid #000000" fo:border-right="none" fo:border-top="none" fo:border-bottom="0.05pt solid #000000"/>
    </style:style>
    <style:style style:name="Таблица1.C82" style:family="table-cell">
      <style:table-cell-properties fo:padding="0.097cm" fo:border-left="0.05pt solid #000000" fo:border-right="none" fo:border-top="none" fo:border-bottom="0.05pt solid #000000"/>
    </style:style>
    <style:style style:name="Таблица1.D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3" style:family="table-cell">
      <style:table-cell-properties fo:padding="0.097cm" fo:border-left="0.05pt solid #000000" fo:border-right="none" fo:border-top="none" fo:border-bottom="0.05pt solid #000000"/>
    </style:style>
    <style:style style:name="Таблица1.C83" style:family="table-cell">
      <style:table-cell-properties fo:padding="0.097cm" fo:border-left="0.05pt solid #000000" fo:border-right="none" fo:border-top="none" fo:border-bottom="0.05pt solid #000000"/>
    </style:style>
    <style:style style:name="Таблица1.D8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4" style:family="table-cell">
      <style:table-cell-properties fo:padding="0.097cm" fo:border-left="0.05pt solid #000000" fo:border-right="none" fo:border-top="none" fo:border-bottom="0.05pt solid #000000"/>
    </style:style>
    <style:style style:name="Таблица1.C84" style:family="table-cell">
      <style:table-cell-properties fo:padding="0.097cm" fo:border-left="0.05pt solid #000000" fo:border-right="none" fo:border-top="none" fo:border-bottom="0.05pt solid #000000"/>
    </style:style>
    <style:style style:name="Таблица1.D8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5" style:family="table-cell">
      <style:table-cell-properties fo:padding="0.097cm" fo:border-left="0.05pt solid #000000" fo:border-right="none" fo:border-top="none" fo:border-bottom="0.05pt solid #000000"/>
    </style:style>
    <style:style style:name="Таблица1.C85" style:family="table-cell">
      <style:table-cell-properties fo:padding="0.097cm" fo:border-left="0.05pt solid #000000" fo:border-right="none" fo:border-top="none" fo:border-bottom="0.05pt solid #000000"/>
    </style:style>
    <style:style style:name="Таблица1.D8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6" style:family="table-cell">
      <style:table-cell-properties fo:padding="0.097cm" fo:border-left="0.05pt solid #000000" fo:border-right="none" fo:border-top="none" fo:border-bottom="0.05pt solid #000000"/>
    </style:style>
    <style:style style:name="Таблица1.C86" style:family="table-cell">
      <style:table-cell-properties fo:padding="0.097cm" fo:border-left="0.05pt solid #000000" fo:border-right="none" fo:border-top="none" fo:border-bottom="0.05pt solid #000000"/>
    </style:style>
    <style:style style:name="Таблица1.D8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7" style:family="table-cell">
      <style:table-cell-properties fo:padding="0.097cm" fo:border-left="0.05pt solid #000000" fo:border-right="none" fo:border-top="none" fo:border-bottom="0.05pt solid #000000"/>
    </style:style>
    <style:style style:name="Таблица1.C87" style:family="table-cell">
      <style:table-cell-properties fo:padding="0.097cm" fo:border-left="0.05pt solid #000000" fo:border-right="none" fo:border-top="none" fo:border-bottom="0.05pt solid #000000"/>
    </style:style>
    <style:style style:name="Таблица1.D8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8" style:family="table-cell">
      <style:table-cell-properties fo:padding="0.097cm" fo:border-left="0.05pt solid #000000" fo:border-right="none" fo:border-top="none" fo:border-bottom="0.05pt solid #000000"/>
    </style:style>
    <style:style style:name="Таблица1.C88" style:family="table-cell">
      <style:table-cell-properties fo:padding="0.097cm" fo:border-left="0.05pt solid #000000" fo:border-right="none" fo:border-top="none" fo:border-bottom="0.05pt solid #000000"/>
    </style:style>
    <style:style style:name="Таблица1.D8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9" style:family="table-cell">
      <style:table-cell-properties fo:padding="0.097cm" fo:border-left="0.05pt solid #000000" fo:border-right="none" fo:border-top="none" fo:border-bottom="0.05pt solid #000000"/>
    </style:style>
    <style:style style:name="Таблица1.C89" style:family="table-cell">
      <style:table-cell-properties fo:padding="0.097cm" fo:border-left="0.05pt solid #000000" fo:border-right="none" fo:border-top="none" fo:border-bottom="0.05pt solid #000000"/>
    </style:style>
    <style:style style:name="Таблица1.D8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0" style:family="table-cell">
      <style:table-cell-properties fo:padding="0.097cm" fo:border-left="0.05pt solid #000000" fo:border-right="none" fo:border-top="none" fo:border-bottom="0.05pt solid #000000"/>
    </style:style>
    <style:style style:name="Таблица1.C90" style:family="table-cell">
      <style:table-cell-properties fo:padding="0.097cm" fo:border-left="0.05pt solid #000000" fo:border-right="none" fo:border-top="none" fo:border-bottom="0.05pt solid #000000"/>
    </style:style>
    <style:style style:name="Таблица1.D9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1" style:family="table-cell">
      <style:table-cell-properties fo:padding="0.097cm" fo:border-left="0.05pt solid #000000" fo:border-right="none" fo:border-top="none" fo:border-bottom="0.05pt solid #000000"/>
    </style:style>
    <style:style style:name="Таблица1.C91" style:family="table-cell">
      <style:table-cell-properties fo:padding="0.097cm" fo:border-left="0.05pt solid #000000" fo:border-right="none" fo:border-top="none" fo:border-bottom="0.05pt solid #000000"/>
    </style:style>
    <style:style style:name="Таблица1.D9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2" style:family="table-cell">
      <style:table-cell-properties fo:padding="0.097cm" fo:border-left="0.05pt solid #000000" fo:border-right="none" fo:border-top="none" fo:border-bottom="0.05pt solid #000000"/>
    </style:style>
    <style:style style:name="Таблица1.C92" style:family="table-cell">
      <style:table-cell-properties fo:padding="0.097cm" fo:border-left="0.05pt solid #000000" fo:border-right="none" fo:border-top="none" fo:border-bottom="0.05pt solid #000000"/>
    </style:style>
    <style:style style:name="Таблица1.D9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3" style:family="table-cell">
      <style:table-cell-properties fo:padding="0.097cm" fo:border-left="0.05pt solid #000000" fo:border-right="none" fo:border-top="none" fo:border-bottom="0.05pt solid #000000"/>
    </style:style>
    <style:style style:name="Таблица1.C93" style:family="table-cell">
      <style:table-cell-properties fo:padding="0.097cm" fo:border-left="0.05pt solid #000000" fo:border-right="none" fo:border-top="none" fo:border-bottom="0.05pt solid #000000"/>
    </style:style>
    <style:style style:name="Таблица1.D9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4" style:family="table-cell">
      <style:table-cell-properties fo:padding="0.097cm" fo:border-left="0.05pt solid #000000" fo:border-right="none" fo:border-top="none" fo:border-bottom="0.05pt solid #000000"/>
    </style:style>
    <style:style style:name="Таблица1.C94" style:family="table-cell">
      <style:table-cell-properties fo:padding="0.097cm" fo:border-left="0.05pt solid #000000" fo:border-right="none" fo:border-top="none" fo:border-bottom="0.05pt solid #000000"/>
    </style:style>
    <style:style style:name="Таблица1.D9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5" style:family="table-cell">
      <style:table-cell-properties fo:padding="0.097cm" fo:border-left="0.05pt solid #000000" fo:border-right="none" fo:border-top="none" fo:border-bottom="0.05pt solid #000000"/>
    </style:style>
    <style:style style:name="Таблица1.C95" style:family="table-cell">
      <style:table-cell-properties fo:padding="0.097cm" fo:border-left="0.05pt solid #000000" fo:border-right="none" fo:border-top="none" fo:border-bottom="0.05pt solid #000000"/>
    </style:style>
    <style:style style:name="Таблица1.D9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6" style:family="table-cell">
      <style:table-cell-properties fo:padding="0.097cm" fo:border-left="0.05pt solid #000000" fo:border-right="none" fo:border-top="none" fo:border-bottom="0.05pt solid #000000"/>
    </style:style>
    <style:style style:name="Таблица1.C96" style:family="table-cell">
      <style:table-cell-properties fo:padding="0.097cm" fo:border-left="0.05pt solid #000000" fo:border-right="none" fo:border-top="none" fo:border-bottom="0.05pt solid #000000"/>
    </style:style>
    <style:style style:name="Таблица1.D9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97" style:family="table-cell">
      <style:table-cell-properties fo:padding="0.097cm" fo:border-left="0.05pt solid #000000" fo:border-right="none" fo:border-top="none" fo:border-bottom="0.05pt solid #000000"/>
    </style:style>
    <style:style style:name="Таблица1.D9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98" style:family="table-cell">
      <style:table-cell-properties fo:padding="0.097cm" fo:border-left="0.05pt solid #000000" fo:border-right="none" fo:border-top="none" fo:border-bottom="0.05pt solid #000000"/>
    </style:style>
    <style:style style:name="Таблица1.D9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9" style:family="table-cell">
      <style:table-cell-properties fo:padding="0.097cm" fo:border-left="0.05pt solid #000000" fo:border-right="none" fo:border-top="none" fo:border-bottom="0.05pt solid #000000"/>
    </style:style>
    <style:style style:name="Таблица1.C99" style:family="table-cell">
      <style:table-cell-properties fo:padding="0.097cm" fo:border-left="0.05pt solid #000000" fo:border-right="none" fo:border-top="none" fo:border-bottom="0.05pt solid #000000"/>
    </style:style>
    <style:style style:name="Таблица1.D9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0" style:family="table-cell">
      <style:table-cell-properties fo:padding="0.097cm" fo:border-left="0.05pt solid #000000" fo:border-right="none" fo:border-top="none" fo:border-bottom="0.05pt solid #000000"/>
    </style:style>
    <style:style style:name="Таблица1.C100" style:family="table-cell">
      <style:table-cell-properties fo:padding="0.097cm" fo:border-left="0.05pt solid #000000" fo:border-right="none" fo:border-top="none" fo:border-bottom="0.05pt solid #000000"/>
    </style:style>
    <style:style style:name="Таблица1.D10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1" style:family="table-cell">
      <style:table-cell-properties fo:padding="0.097cm" fo:border-left="0.05pt solid #000000" fo:border-right="none" fo:border-top="none" fo:border-bottom="0.05pt solid #000000"/>
    </style:style>
    <style:style style:name="Таблица1.C101" style:family="table-cell">
      <style:table-cell-properties fo:padding="0.097cm" fo:border-left="0.05pt solid #000000" fo:border-right="none" fo:border-top="none" fo:border-bottom="0.05pt solid #000000"/>
    </style:style>
    <style:style style:name="Таблица1.D10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102" style:family="table-cell">
      <style:table-cell-properties fo:padding="0.097cm" fo:border-left="0.05pt solid #000000" fo:border-right="none" fo:border-top="none" fo:border-bottom="0.05pt solid #000000"/>
    </style:style>
    <style:style style:name="Таблица1.D10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103" style:family="table-cell">
      <style:table-cell-properties fo:padding="0.097cm" fo:border-left="0.05pt solid #000000" fo:border-right="none" fo:border-top="none" fo:border-bottom="0.05pt solid #000000"/>
    </style:style>
    <style:style style:name="Таблица1.D10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4" style:family="table-cell">
      <style:table-cell-properties fo:padding="0.097cm" fo:border-left="0.05pt solid #000000" fo:border-right="none" fo:border-top="none" fo:border-bottom="0.05pt solid #000000"/>
    </style:style>
    <style:style style:name="Таблица1.C104" style:family="table-cell">
      <style:table-cell-properties fo:padding="0.097cm" fo:border-left="0.05pt solid #000000" fo:border-right="none" fo:border-top="none" fo:border-bottom="0.05pt solid #000000"/>
    </style:style>
    <style:style style:name="Таблица1.D10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5" style:family="table-cell">
      <style:table-cell-properties fo:padding="0.097cm" fo:border-left="0.05pt solid #000000" fo:border-right="none" fo:border-top="none" fo:border-bottom="0.05pt solid #000000"/>
    </style:style>
    <style:style style:name="Таблица1.C105" style:family="table-cell">
      <style:table-cell-properties fo:padding="0.097cm" fo:border-left="0.05pt solid #000000" fo:border-right="none" fo:border-top="none" fo:border-bottom="0.05pt solid #000000"/>
    </style:style>
    <style:style style:name="Таблица1.D10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0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06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07" style:family="table-cell">
      <style:table-cell-properties fo:padding="0.097cm" fo:border-left="0.05pt solid #000000" fo:border-right="none" fo:border-top="none" fo:border-bottom="0.05pt solid #000000"/>
    </style:style>
    <style:style style:name="Таблица1.C107" style:family="table-cell">
      <style:table-cell-properties fo:padding="0.097cm" fo:border-left="0.05pt solid #000000" fo:border-right="none" fo:border-top="none" fo:border-bottom="0.05pt solid #000000"/>
    </style:style>
    <style:style style:name="Таблица1.D10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8" style:family="table-cell">
      <style:table-cell-properties fo:padding="0.097cm" fo:border-left="0.05pt solid #000000" fo:border-right="none" fo:border-top="none" fo:border-bottom="0.05pt solid #000000"/>
    </style:style>
    <style:style style:name="Таблица1.C108" style:family="table-cell">
      <style:table-cell-properties fo:padding="0.097cm" fo:border-left="0.05pt solid #000000" fo:border-right="none" fo:border-top="none" fo:border-bottom="0.05pt solid #000000"/>
    </style:style>
    <style:style style:name="Таблица1.D10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9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09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09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10" style:family="table-cell">
      <style:table-cell-properties fo:padding="0.097cm" fo:border-left="0.05pt solid #000000" fo:border-right="none" fo:border-top="none" fo:border-bottom="0.05pt solid #000000"/>
    </style:style>
    <style:style style:name="Таблица1.C110" style:family="table-cell">
      <style:table-cell-properties fo:padding="0.097cm" fo:border-left="0.05pt solid #000000" fo:border-right="none" fo:border-top="none" fo:border-bottom="0.05pt solid #000000"/>
    </style:style>
    <style:style style:name="Таблица1.D1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1" style:family="table-cell">
      <style:table-cell-properties fo:padding="0.097cm" fo:border-left="0.05pt solid #000000" fo:border-right="none" fo:border-top="none" fo:border-bottom="0.05pt solid #000000"/>
    </style:style>
    <style:style style:name="Таблица1.C111" style:family="table-cell">
      <style:table-cell-properties fo:padding="0.097cm" fo:border-left="0.05pt solid #000000" fo:border-right="none" fo:border-top="none" fo:border-bottom="0.05pt solid #000000"/>
    </style:style>
    <style:style style:name="Таблица1.D1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2" style:family="table-cell">
      <style:table-cell-properties fo:padding="0.097cm" fo:border-left="0.05pt solid #000000" fo:border-right="none" fo:border-top="none" fo:border-bottom="0.05pt solid #000000"/>
    </style:style>
    <style:style style:name="Таблица1.C112" style:family="table-cell">
      <style:table-cell-properties fo:padding="0.097cm" fo:border-left="0.05pt solid #000000" fo:border-right="none" fo:border-top="none" fo:border-bottom="0.05pt solid #000000"/>
    </style:style>
    <style:style style:name="Таблица1.D1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3" style:family="table-cell">
      <style:table-cell-properties fo:padding="0.097cm" fo:border-left="0.05pt solid #000000" fo:border-right="none" fo:border-top="none" fo:border-bottom="0.05pt solid #000000"/>
    </style:style>
    <style:style style:name="Таблица1.C113" style:family="table-cell">
      <style:table-cell-properties fo:padding="0.097cm" fo:border-left="0.05pt solid #000000" fo:border-right="none" fo:border-top="none" fo:border-bottom="0.05pt solid #000000"/>
    </style:style>
    <style:style style:name="Таблица1.D1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4" style:family="table-cell">
      <style:table-cell-properties fo:padding="0.097cm" fo:border-left="0.05pt solid #000000" fo:border-right="none" fo:border-top="none" fo:border-bottom="0.05pt solid #000000"/>
    </style:style>
    <style:style style:name="Таблица1.C114" style:family="table-cell">
      <style:table-cell-properties fo:padding="0.097cm" fo:border-left="0.05pt solid #000000" fo:border-right="none" fo:border-top="none" fo:border-bottom="0.05pt solid #000000"/>
    </style:style>
    <style:style style:name="Таблица1.D1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5" style:family="table-cell">
      <style:table-cell-properties fo:padding="0.097cm" fo:border-left="0.05pt solid #000000" fo:border-right="none" fo:border-top="none" fo:border-bottom="0.05pt solid #000000"/>
    </style:style>
    <style:style style:name="Таблица1.C115" style:family="table-cell">
      <style:table-cell-properties fo:padding="0.097cm" fo:border-left="0.05pt solid #000000" fo:border-right="none" fo:border-top="none" fo:border-bottom="0.05pt solid #000000"/>
    </style:style>
    <style:style style:name="Таблица1.D1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6" style:family="table-cell">
      <style:table-cell-properties fo:padding="0.097cm" fo:border-left="0.05pt solid #000000" fo:border-right="none" fo:border-top="none" fo:border-bottom="0.05pt solid #000000"/>
    </style:style>
    <style:style style:name="Таблица1.C116" style:family="table-cell">
      <style:table-cell-properties fo:padding="0.097cm" fo:border-left="0.05pt solid #000000" fo:border-right="none" fo:border-top="none" fo:border-bottom="0.05pt solid #000000"/>
    </style:style>
    <style:style style:name="Таблица1.D1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7" style:family="table-cell">
      <style:table-cell-properties fo:padding="0.097cm" fo:border-left="0.05pt solid #000000" fo:border-right="none" fo:border-top="none" fo:border-bottom="0.05pt solid #000000"/>
    </style:style>
    <style:style style:name="Таблица1.C117" style:family="table-cell">
      <style:table-cell-properties fo:padding="0.097cm" fo:border-left="0.05pt solid #000000" fo:border-right="none" fo:border-top="none" fo:border-bottom="0.05pt solid #000000"/>
    </style:style>
    <style:style style:name="Таблица1.D1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8" style:family="table-cell">
      <style:table-cell-properties fo:padding="0.097cm" fo:border-left="0.05pt solid #000000" fo:border-right="none" fo:border-top="none" fo:border-bottom="0.05pt solid #000000"/>
    </style:style>
    <style:style style:name="Таблица1.C118" style:family="table-cell">
      <style:table-cell-properties fo:padding="0.097cm" fo:border-left="0.05pt solid #000000" fo:border-right="none" fo:border-top="none" fo:border-bottom="0.05pt solid #000000"/>
    </style:style>
    <style:style style:name="Таблица1.D1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9" style:family="table-cell">
      <style:table-cell-properties fo:padding="0.097cm" fo:border-left="0.05pt solid #000000" fo:border-right="none" fo:border-top="none" fo:border-bottom="0.05pt solid #000000"/>
    </style:style>
    <style:style style:name="Таблица1.C119" style:family="table-cell">
      <style:table-cell-properties fo:padding="0.097cm" fo:border-left="0.05pt solid #000000" fo:border-right="none" fo:border-top="none" fo:border-bottom="0.05pt solid #000000"/>
    </style:style>
    <style:style style:name="Таблица1.D1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0" style:family="table-cell">
      <style:table-cell-properties fo:padding="0.097cm" fo:border-left="0.05pt solid #000000" fo:border-right="none" fo:border-top="none" fo:border-bottom="0.05pt solid #000000"/>
    </style:style>
    <style:style style:name="Таблица1.C120" style:family="table-cell">
      <style:table-cell-properties fo:padding="0.097cm" fo:border-left="0.05pt solid #000000" fo:border-right="none" fo:border-top="none" fo:border-bottom="0.05pt solid #000000"/>
    </style:style>
    <style:style style:name="Таблица1.D1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1" style:family="table-cell">
      <style:table-cell-properties fo:padding="0.097cm" fo:border-left="0.05pt solid #000000" fo:border-right="none" fo:border-top="none" fo:border-bottom="0.05pt solid #000000"/>
    </style:style>
    <style:style style:name="Таблица1.C121" style:family="table-cell">
      <style:table-cell-properties fo:padding="0.097cm" fo:border-left="0.05pt solid #000000" fo:border-right="none" fo:border-top="none" fo:border-bottom="0.05pt solid #000000"/>
    </style:style>
    <style:style style:name="Таблица1.D1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2" style:family="table-cell">
      <style:table-cell-properties fo:padding="0.097cm" fo:border-left="0.05pt solid #000000" fo:border-right="none" fo:border-top="none" fo:border-bottom="0.05pt solid #000000"/>
    </style:style>
    <style:style style:name="Таблица1.C122" style:family="table-cell">
      <style:table-cell-properties fo:padding="0.097cm" fo:border-left="0.05pt solid #000000" fo:border-right="none" fo:border-top="none" fo:border-bottom="0.05pt solid #000000"/>
    </style:style>
    <style:style style:name="Таблица1.D1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3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23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23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2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2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24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25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25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25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2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26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26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27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27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27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28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28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28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29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29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29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3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3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30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3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3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C13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33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33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33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3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34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34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135" style:family="table-cell">
      <style:table-cell-properties fo:padding="0.097cm" fo:border-left="0.05pt solid #000000" fo:border-right="none" fo:border-top="none" fo:border-bottom="0.05pt solid #000000"/>
    </style:style>
    <style:style style:name="Таблица1.C135" style:family="table-cell">
      <style:table-cell-properties fo:padding="0.097cm" fo:border-left="0.05pt solid #000000" fo:border-right="none" fo:border-top="none" fo:border-bottom="0.05pt solid #000000"/>
    </style:style>
    <style:style style:name="Таблица1.D1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6" style:family="table-cell">
      <style:table-cell-properties fo:padding="0.097cm" fo:border-left="0.05pt solid #000000" fo:border-right="none" fo:border-top="none" fo:border-bottom="0.05pt solid #000000"/>
    </style:style>
    <style:style style:name="Таблица1.C136" style:family="table-cell">
      <style:table-cell-properties fo:padding="0.097cm" fo:border-left="0.05pt solid #000000" fo:border-right="none" fo:border-top="none" fo:border-bottom="0.05pt solid #000000"/>
    </style:style>
    <style:style style:name="Таблица1.D1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7" style:family="table-cell">
      <style:table-cell-properties fo:padding="0.097cm" fo:border-left="0.05pt solid #000000" fo:border-right="none" fo:border-top="none" fo:border-bottom="0.05pt solid #000000"/>
    </style:style>
    <style:style style:name="Таблица1.C137" style:family="table-cell">
      <style:table-cell-properties fo:padding="0.097cm" fo:border-left="0.05pt solid #000000" fo:border-right="none" fo:border-top="none" fo:border-bottom="0.05pt solid #000000"/>
    </style:style>
    <style:style style:name="Таблица1.D1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8" style:family="table-cell">
      <style:table-cell-properties fo:padding="0.097cm" fo:border-left="0.05pt solid #000000" fo:border-right="none" fo:border-top="none" fo:border-bottom="0.05pt solid #000000"/>
    </style:style>
    <style:style style:name="Таблица1.C138" style:family="table-cell">
      <style:table-cell-properties fo:padding="0.097cm" fo:border-left="0.05pt solid #000000" fo:border-right="none" fo:border-top="none" fo:border-bottom="0.05pt solid #000000"/>
    </style:style>
    <style:style style:name="Таблица1.D1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9" style:family="table-cell">
      <style:table-cell-properties fo:padding="0.097cm" fo:border-left="0.05pt solid #000000" fo:border-right="none" fo:border-top="none" fo:border-bottom="0.05pt solid #000000"/>
    </style:style>
    <style:style style:name="Таблица1.C139" style:family="table-cell">
      <style:table-cell-properties fo:padding="0.097cm" fo:border-left="0.05pt solid #000000" fo:border-right="none" fo:border-top="none" fo:border-bottom="0.05pt solid #000000"/>
    </style:style>
    <style:style style:name="Таблица1.D1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0" style:family="table-cell">
      <style:table-cell-properties fo:padding="0.097cm" fo:border-left="0.05pt solid #000000" fo:border-right="none" fo:border-top="none" fo:border-bottom="0.05pt solid #000000"/>
    </style:style>
    <style:style style:name="Таблица1.C140" style:family="table-cell">
      <style:table-cell-properties fo:padding="0.097cm" fo:border-left="0.05pt solid #000000" fo:border-right="none" fo:border-top="none" fo:border-bottom="0.05pt solid #000000"/>
    </style:style>
    <style:style style:name="Таблица1.D1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1" style:family="table-cell">
      <style:table-cell-properties fo:padding="0.097cm" fo:border-left="0.05pt solid #000000" fo:border-right="none" fo:border-top="none" fo:border-bottom="0.05pt solid #000000"/>
    </style:style>
    <style:style style:name="Таблица1.C141" style:family="table-cell">
      <style:table-cell-properties fo:padding="0.097cm" fo:border-left="0.05pt solid #000000" fo:border-right="none" fo:border-top="none" fo:border-bottom="0.05pt solid #000000"/>
    </style:style>
    <style:style style:name="Таблица1.D1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2" style:family="table-cell">
      <style:table-cell-properties fo:padding="0.097cm" fo:border-left="0.05pt solid #000000" fo:border-right="none" fo:border-top="none" fo:border-bottom="0.05pt solid #000000"/>
    </style:style>
    <style:style style:name="Таблица1.C142" style:family="table-cell">
      <style:table-cell-properties fo:padding="0.097cm" fo:border-left="0.05pt solid #000000" fo:border-right="none" fo:border-top="none" fo:border-bottom="0.05pt solid #000000"/>
    </style:style>
    <style:style style:name="Таблица1.D1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3" style:family="table-cell">
      <style:table-cell-properties fo:padding="0.097cm" fo:border-left="0.05pt solid #000000" fo:border-right="none" fo:border-top="none" fo:border-bottom="0.05pt solid #000000"/>
    </style:style>
    <style:style style:name="Таблица1.C143" style:family="table-cell">
      <style:table-cell-properties fo:padding="0.097cm" fo:border-left="0.05pt solid #000000" fo:border-right="none" fo:border-top="none" fo:border-bottom="0.05pt solid #000000"/>
    </style:style>
    <style:style style:name="Таблица1.D1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4" style:family="table-cell">
      <style:table-cell-properties fo:padding="0.097cm" fo:border-left="0.05pt solid #000000" fo:border-right="none" fo:border-top="none" fo:border-bottom="0.05pt solid #000000"/>
    </style:style>
    <style:style style:name="Таблица1.C144" style:family="table-cell">
      <style:table-cell-properties fo:padding="0.097cm" fo:border-left="0.05pt solid #000000" fo:border-right="none" fo:border-top="none" fo:border-bottom="0.05pt solid #000000"/>
    </style:style>
    <style:style style:name="Таблица1.D1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5" style:family="table-cell">
      <style:table-cell-properties fo:padding="0.097cm" fo:border-left="0.05pt solid #000000" fo:border-right="none" fo:border-top="none" fo:border-bottom="0.05pt solid #000000"/>
    </style:style>
    <style:style style:name="Таблица1.C145" style:family="table-cell">
      <style:table-cell-properties fo:padding="0.097cm" fo:border-left="0.05pt solid #000000" fo:border-right="none" fo:border-top="none" fo:border-bottom="0.05pt solid #000000"/>
    </style:style>
    <style:style style:name="Таблица1.D1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6" style:family="table-cell">
      <style:table-cell-properties fo:padding="0.097cm" fo:border-left="0.05pt solid #000000" fo:border-right="none" fo:border-top="none" fo:border-bottom="0.05pt solid #000000"/>
    </style:style>
    <style:style style:name="Таблица1.C146" style:family="table-cell">
      <style:table-cell-properties fo:padding="0.097cm" fo:border-left="0.05pt solid #000000" fo:border-right="none" fo:border-top="none" fo:border-bottom="0.05pt solid #000000"/>
    </style:style>
    <style:style style:name="Таблица1.D1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7" style:family="table-cell">
      <style:table-cell-properties fo:padding="0.097cm" fo:border-left="0.05pt solid #000000" fo:border-right="none" fo:border-top="none" fo:border-bottom="0.05pt solid #000000"/>
    </style:style>
    <style:style style:name="Таблица1.C147" style:family="table-cell">
      <style:table-cell-properties fo:padding="0.097cm" fo:border-left="0.05pt solid #000000" fo:border-right="none" fo:border-top="none" fo:border-bottom="0.05pt solid #000000"/>
    </style:style>
    <style:style style:name="Таблица1.D1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8" style:family="table-cell">
      <style:table-cell-properties fo:padding="0.097cm" fo:border-left="0.05pt solid #000000" fo:border-right="none" fo:border-top="none" fo:border-bottom="0.05pt solid #000000"/>
    </style:style>
    <style:style style:name="Таблица1.C148" style:family="table-cell">
      <style:table-cell-properties fo:padding="0.097cm" fo:border-left="0.05pt solid #000000" fo:border-right="none" fo:border-top="none" fo:border-bottom="0.05pt solid #000000"/>
    </style:style>
    <style:style style:name="Таблица1.D1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9" style:family="table-cell">
      <style:table-cell-properties fo:padding="0.097cm" fo:border-left="0.05pt solid #000000" fo:border-right="none" fo:border-top="none" fo:border-bottom="0.05pt solid #000000"/>
    </style:style>
    <style:style style:name="Таблица1.C149" style:family="table-cell">
      <style:table-cell-properties fo:padding="0.097cm" fo:border-left="0.05pt solid #000000" fo:border-right="none" fo:border-top="none" fo:border-bottom="0.05pt solid #000000"/>
    </style:style>
    <style:style style:name="Таблица1.D1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50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150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73135" officeooo:paragraph-rsid="0007313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normal" officeooo:rsid="00073135" officeooo:paragraph-rsid="0007313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officeooo:rsid="00073135" officeooo:paragraph-rsid="0007313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officeooo:rsid="00183ed0" officeooo:paragraph-rsid="00183ed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37ada1" officeooo:paragraph-rsid="0037ada1"/>
    </style:style>
    <style:style style:name="P6" style:family="paragraph" style:parent-style-name="Standard">
      <style:paragraph-properties fo:text-align="center" style:justify-single-word="false"/>
      <style:text-properties officeooo:rsid="004560d5" officeooo:paragraph-rsid="004560d5"/>
    </style:style>
    <style:style style:name="P7" style:family="paragraph" style:parent-style-name="Standard">
      <style:paragraph-properties fo:text-align="start" style:justify-single-word="false"/>
      <style:text-properties officeooo:rsid="00490562" officeooo:paragraph-rsid="00490562"/>
    </style:style>
    <style:style style:name="P8" style:family="paragraph" style:parent-style-name="Table_20_Contents">
      <style:paragraph-properties fo:text-align="center" style:justify-single-word="false"/>
      <style:text-properties fo:font-size="10pt" fo:language="en" fo:country="US" officeooo:rsid="00073135" officeooo:paragraph-rsid="0007313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08a70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09703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0b4ed3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0c4861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183ed0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21e28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26ff9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31462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38c53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3b760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3bb2b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2dec4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en" fo:country="US" officeooo:rsid="0009703c" officeooo:paragraph-rsid="0009703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en" fo:country="US" officeooo:rsid="000b4ed3" officeooo:paragraph-rsid="000b4ed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officeooo:rsid="000c4861" officeooo:paragraph-rsid="000c486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en" fo:country="US" officeooo:rsid="000d3b2e" officeooo:paragraph-rsid="000d3b2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officeooo:rsid="000f1e33" officeooo:paragraph-rsid="000f1e3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officeooo:rsid="000f1e33" officeooo:paragraph-rsid="0030d99d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en" fo:country="US" officeooo:rsid="000f1e33" officeooo:paragraph-rsid="0035b36d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officeooo:rsid="000fa440" officeooo:paragraph-rsid="000fa44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officeooo:rsid="0011449e" officeooo:paragraph-rsid="0011449e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officeooo:rsid="0011449e" officeooo:paragraph-rsid="00114a7b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officeooo:rsid="0011449e" officeooo:paragraph-rsid="00130f9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officeooo:rsid="0011449e" officeooo:paragraph-rsid="0014db47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officeooo:rsid="0011449e" officeooo:paragraph-rsid="0018193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officeooo:rsid="0011449e" officeooo:paragraph-rsid="0040b2a6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n" fo:country="US" officeooo:rsid="00114a7b" officeooo:paragraph-rsid="00114a7b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officeooo:rsid="00114a7b" officeooo:paragraph-rsid="00288a1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en" fo:country="US" officeooo:rsid="00114a7b" officeooo:paragraph-rsid="0040b2a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en" fo:country="US" officeooo:rsid="00130f99" officeooo:paragraph-rsid="00130f99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en" fo:country="US" officeooo:rsid="00130f99" officeooo:paragraph-rsid="0014db47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officeooo:rsid="0014db47" officeooo:paragraph-rsid="0014db4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officeooo:rsid="0016b3e7" officeooo:paragraph-rsid="0016b3e7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en" fo:country="US" officeooo:rsid="0016b3e7" officeooo:paragraph-rsid="004560d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en" fo:country="US" officeooo:rsid="0016b3e7" officeooo:paragraph-rsid="00490562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en" fo:country="US" officeooo:rsid="00181934" officeooo:paragraph-rsid="0018193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fo:language="en" fo:country="US" officeooo:rsid="00183ed0" officeooo:paragraph-rsid="00183ed0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fo:language="en" fo:country="US" officeooo:rsid="001b1e74" officeooo:paragraph-rsid="001b1e74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fo:language="en" fo:country="US" officeooo:rsid="0021e288" officeooo:paragraph-rsid="0021e288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fo:language="en" fo:country="US" officeooo:rsid="00237883" officeooo:paragraph-rsid="00237883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fo:language="en" fo:country="US" officeooo:rsid="00253acc" officeooo:paragraph-rsid="00253acc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fo:language="en" fo:country="US" officeooo:rsid="00256d24" officeooo:paragraph-rsid="00256d24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en" fo:country="US" officeooo:rsid="0028a5a3" officeooo:paragraph-rsid="0028a5a3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en" fo:country="US" officeooo:rsid="00295697" officeooo:paragraph-rsid="00295697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fo:language="en" fo:country="US" officeooo:rsid="002a477d" officeooo:paragraph-rsid="002a477d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fo:language="en" fo:country="US" officeooo:rsid="002c17e2" officeooo:paragraph-rsid="002c17e2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fo:language="en" fo:country="US" officeooo:rsid="002dec4e" officeooo:paragraph-rsid="002dec4e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fo:language="en" fo:country="US" officeooo:rsid="002dec4e" officeooo:paragraph-rsid="004e5cbb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fo:language="en" fo:country="US" officeooo:rsid="0030ccc5" officeooo:paragraph-rsid="0030ccc5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fo:language="en" fo:country="US" officeooo:rsid="0030d99d" officeooo:paragraph-rsid="0030d99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fo:language="en" fo:country="US" officeooo:rsid="00314627" officeooo:paragraph-rsid="00314627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fo:language="en" fo:country="US" officeooo:rsid="00326fd2" officeooo:paragraph-rsid="00326fd2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fo:language="en" fo:country="US" officeooo:rsid="0035b36d" officeooo:paragraph-rsid="0035b36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en" fo:country="US" officeooo:rsid="0036139a" officeooo:paragraph-rsid="0036139a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fo:language="en" fo:country="US" officeooo:rsid="0038c539" officeooo:paragraph-rsid="0038c539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fo:language="en" fo:country="US" officeooo:rsid="003b760d" officeooo:paragraph-rsid="003b760d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fo:language="en" fo:country="US" officeooo:rsid="003bb2b8" officeooo:paragraph-rsid="003bb2b8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fo:language="en" fo:country="US" officeooo:rsid="0040b2a6" officeooo:paragraph-rsid="0040b2a6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fo:language="en" fo:country="US" officeooo:rsid="004560d5" officeooo:paragraph-rsid="004560d5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fo:language="en" fo:country="US" officeooo:rsid="00490562" officeooo:paragraph-rsid="00490562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fo:language="en" fo:country="US" officeooo:rsid="004b436c" officeooo:paragraph-rsid="004b436c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fo:language="en" fo:country="US" officeooo:rsid="004e5cbb" officeooo:paragraph-rsid="004e5cbb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fo:language="en" fo:country="US" officeooo:rsid="00513e0e" officeooo:paragraph-rsid="00513e0e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fo:language="en" fo:country="US" officeooo:rsid="0051d4fb" officeooo:paragraph-rsid="0051d4fb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size="10pt" fo:language="en" fo:country="US" officeooo:rsid="0008a706" officeooo:paragraph-rsid="0008a706" fo:background-color="transparen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fo:language="en" fo:country="US" officeooo:rsid="00253acc" officeooo:paragraph-rsid="00253acc" fo:background-color="transparen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font-size="10pt" fo:language="en" fo:country="US" officeooo:rsid="00256d24" officeooo:paragraph-rsid="00256d24" fo:background-color="transparent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ize="10pt" fo:language="en" fo:country="US" officeooo:rsid="00237883" officeooo:paragraph-rsid="00237883" fo:background-color="transparent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0c4861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0d3b2e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0f1e33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0fa440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11449e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1b1e7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237883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29569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326fd2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2a477d" officeooo:paragraph-rsid="002a477d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2c17e2" officeooo:paragraph-rsid="002c17e2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fo:font-size="10pt" fo:language="en" fo:country="US" fo:font-weight="normal" officeooo:rsid="0008a706" officeooo:paragraph-rsid="00237883" fo:background-color="transparent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 style:writing-mode="page"/>
      <style:text-properties fo:font-size="10pt" fo:language="en" fo:country="US" officeooo:rsid="00073135" officeooo:paragraph-rsid="00073135" style:font-size-asian="10pt" style:font-size-complex="10pt"/>
    </style:style>
    <style:style style:name="T1" style:family="text">
      <style:text-properties officeooo:rsid="0011449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6b3e7"/>
    </style:style>
    <style:style style:name="T5" style:family="text">
      <style:text-properties officeooo:rsid="00181934"/>
    </style:style>
    <style:style style:name="T6" style:family="text">
      <style:text-properties officeooo:rsid="001fe4fe"/>
    </style:style>
    <style:style style:name="T7" style:family="text">
      <style:text-properties officeooo:rsid="0021e288"/>
    </style:style>
    <style:style style:name="T8" style:family="text">
      <style:text-properties officeooo:rsid="00253acc"/>
    </style:style>
    <style:style style:name="T9" style:family="text">
      <style:text-properties officeooo:rsid="00288a11"/>
    </style:style>
    <style:style style:name="T10" style:family="text">
      <style:text-properties officeooo:rsid="00130f99"/>
    </style:style>
    <style:style style:name="T11" style:family="text">
      <style:text-properties officeooo:rsid="00295697"/>
    </style:style>
    <style:style style:name="T12" style:family="text">
      <style:text-properties officeooo:rsid="002a477d"/>
    </style:style>
    <style:style style:name="T13" style:family="text">
      <style:text-properties officeooo:rsid="002ec192"/>
    </style:style>
    <style:style style:name="T14" style:family="text">
      <style:text-properties officeooo:rsid="0030ccc5"/>
    </style:style>
    <style:style style:name="T15" style:family="text">
      <style:text-properties officeooo:rsid="00314627"/>
    </style:style>
    <style:style style:name="T16" style:family="text">
      <style:text-properties officeooo:rsid="003c6bab"/>
    </style:style>
    <style:style style:name="T17" style:family="text">
      <style:text-properties officeooo:rsid="0040b2a6"/>
    </style:style>
    <style:style style:name="T18" style:family="text">
      <style:text-properties officeooo:rsid="00114a7b"/>
    </style:style>
    <style:style style:name="T19" style:family="text">
      <style:text-properties officeooo:rsid="004b436c"/>
    </style:style>
    <style:style style:name="T20" style:family="text">
      <style:text-properties officeooo:rsid="004e5cbb"/>
    </style:style>
    <style:style style:name="T21" style:family="text">
      <style:text-properties officeooo:rsid="005376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ndTracker keybindings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Key</text:p>
          </table:table-cell>
          <table:table-cell table:style-name="Таблица1.A1" office:value-type="string">
            <text:p text:style-name="P90">Mods</text:p>
          </table:table-cell>
          <table:table-cell table:style-name="Таблица1.A1" office:value-type="string">
            <text:p text:style-name="P8">Action</text:p>
          </table:table-cell>
          <table:table-cell table:style-name="Таблица1.D1" office:value-type="string">
            <text:p text:style-name="P8">File <text:span text:style-name="T8">where defined</text:span></text:p>
          </table:table-cell>
        </table:table-row>
        <table:table-row>
          <table:table-cell table:style-name="Таблица1.A2" table:number-rows-spanned="4" office:value-type="string">
            <text:p text:style-name="P8">a</text:p>
          </table:table-cell>
          <table:table-cell table:style-name="Таблица1.B2" office:value-type="string">
            <text:p text:style-name="P10">s, as</text:p>
          </table:table-cell>
          <table:table-cell table:style-name="Таблица1.C2" office:value-type="string">
            <text:p text:style-name="P10">Fast jump to the channel</text:p>
          </table:table-cell>
          <table:table-cell table:style-name="Таблица1.D2" office:value-type="string">
            <text:p text:style-name="P50">keys.c</text:p>
          </table:table-cell>
        </table:table-row>
        <table:table-row>
          <table:covered-table-cell/>
          <table:table-cell table:style-name="Таблица1.B3" table:number-rows-spanned="2" office:value-type="string">
            <text:p text:style-name="P8">c</text:p>
          </table:table-cell>
          <table:table-cell table:style-name="Таблица1.C4" office:value-type="string">
            <text:p text:style-name="P8">Change accidentals type</text:p>
          </table:table-cell>
          <table:table-cell table:style-name="Таблица1.D4" office:value-type="string">
            <text:p text:style-name="P10">soundtracker.xml</text:p>
          </table:table-cell>
        </table:table-row>
        <table:table-row>
          <table:covered-table-cell/>
          <table:covered-table-cell/>
          <table:table-cell table:style-name="Таблица1.C4" office:value-type="string">
            <text:p text:style-name="P54">Select all (sample <text:span text:style-name="T1">editor</text:span>)</text:p>
          </table:table-cell>
          <table:table-cell table:style-name="Таблица1.D4" office:value-type="string">
            <text:p text:style-name="P54">sample<text:span text:style-name="T1">-editor.c</text:span></text:p>
          </table:table-cell>
        </table:table-row>
        <table:table-row>
          <table:covered-table-cell/>
          <table:table-cell table:style-name="Таблица1.B5" office:value-type="string">
            <text:p text:style-name="P54">cs</text:p>
          </table:table-cell>
          <table:table-cell table:style-name="Таблица1.C5" office:value-type="string">
            <text:p text:style-name="P54">Select none (sample <text:span text:style-name="T1">editor</text:span>)</text:p>
          </table:table-cell>
          <table:table-cell table:style-name="Таблица1.D5" office:value-type="string">
            <text:p text:style-name="P54">sample<text:span text:style-name="T1">-editor.c</text:span></text:p>
          </table:table-cell>
        </table:table-row>
        <table:table-row>
          <table:table-cell table:style-name="Таблица1.A2" table:number-rows-spanned="2" office:value-type="string">
            <text:p text:style-name="P8">b</text:p>
          </table:table-cell>
          <table:table-cell table:style-name="Таблица1.B6" office:value-type="string">
            <text:p text:style-name="P73">s</text:p>
          </table:table-cell>
          <table:table-cell table:style-name="Таблица1.C6" office:value-type="string">
            <text:p text:style-name="P64">Show buffers (clipboard)</text:p>
          </table:table-cell>
          <table:table-cell table:style-name="Таблица1.D6" office:value-type="string">
            <text:p text:style-name="P18">soundtracker.xml</text:p>
          </table:table-cell>
        </table:table-row>
        <table:table-row>
          <table:covered-table-cell/>
          <table:table-cell table:style-name="Таблица1.B7" office:value-type="string">
            <text:p text:style-name="P10">c / cs</text:p>
          </table:table-cell>
          <table:table-cell table:style-name="Таблица1.C7" office:value-type="string">
            <text:p text:style-name="P10">Toggle selection / clear selection</text:p>
          </table:table-cell>
          <table:table-cell table:style-name="Таблица1.D7" office:value-type="string">
            <text:p text:style-name="P10">soundtracker.xml</text:p>
          </table:table-cell>
        </table:table-row>
        <table:table-row>
          <table:table-cell table:style-name="Таблица1.A2" office:value-type="string">
            <text:p text:style-name="P8">c</text:p>
          </table:table-cell>
          <table:table-cell table:style-name="Таблица1.B8" office:value-type="string">
            <text:p text:style-name="P10">c</text:p>
          </table:table-cell>
          <table:table-cell table:style-name="Таблица1.C8" office:value-type="string">
            <text:p text:style-name="P10">Copy</text:p>
          </table:table-cell>
          <table:table-cell table:style-name="Таблица1.D8" office:value-type="string">
            <text:p text:style-name="P10">soundtracker.xml</text:p>
          </table:table-cell>
        </table:table-row>
        <table:table-row>
          <table:table-cell table:style-name="Таблица1.A2" table:number-rows-spanned="2" office:value-type="string">
            <text:p text:style-name="P8">d</text:p>
          </table:table-cell>
          <table:table-cell table:style-name="Таблица1.B9" office:value-type="string">
            <text:p text:style-name="P10">s, as</text:p>
          </table:table-cell>
          <table:table-cell table:style-name="Таблица1.C9" office:value-type="string">
            <text:p text:style-name="P10">Fast jump to the channel</text:p>
          </table:table-cell>
          <table:table-cell table:style-name="Таблица1.D9" office:value-type="string">
            <text:p text:style-name="P50">keys.c</text:p>
          </table:table-cell>
        </table:table-row>
        <table:table-row>
          <table:covered-table-cell/>
          <table:table-cell table:style-name="Таблица1.B10" office:value-type="string">
            <text:p text:style-name="P10">c</text:p>
          </table:table-cell>
          <table:table-cell table:style-name="Таблица1.C10" office:value-type="string">
            <text:p text:style-name="P10">Change direction of the effect column editing</text:p>
          </table:table-cell>
          <table:table-cell table:style-name="Таблица1.D10" office:value-type="string">
            <text:p text:style-name="P10">soundtracker.xml</text:p>
          </table:table-cell>
        </table:table-row>
        <table:table-row>
          <table:table-cell table:style-name="Таблица1.A2" office:value-type="string">
            <text:p text:style-name="P8">e</text:p>
          </table:table-cell>
          <table:table-cell table:style-name="Таблица1.B11" office:value-type="string">
            <text:p text:style-name="P10">s, as</text:p>
          </table:table-cell>
          <table:table-cell table:style-name="Таблица1.C11" office:value-type="string">
            <text:p text:style-name="P10">Fast jump to the channel</text:p>
          </table:table-cell>
          <table:table-cell table:style-name="Таблица1.D11" office:value-type="string">
            <text:p text:style-name="P50">keys.c</text:p>
          </table:table-cell>
        </table:table-row>
        <table:table-row>
          <table:table-cell table:style-name="Таблица1.A2" table:number-rows-spanned="2" office:value-type="string">
            <text:p text:style-name="P8">f</text:p>
          </table:table-cell>
          <table:table-cell table:style-name="Таблица1.B12" office:value-type="string">
            <text:p text:style-name="P10">s, as</text:p>
          </table:table-cell>
          <table:table-cell table:style-name="Таблица1.C12" office:value-type="string">
            <text:p text:style-name="P10">Fast jump to the channel</text:p>
          </table:table-cell>
          <table:table-cell table:style-name="Таблица1.D12" office:value-type="string">
            <text:p text:style-name="P50">keys.c</text:p>
          </table:table-cell>
        </table:table-row>
        <table:table-row>
          <table:covered-table-cell/>
          <table:table-cell table:style-name="Таблица1.B13" office:value-type="string">
            <text:p text:style-name="P60">c</text:p>
          </table:table-cell>
          <table:table-cell table:style-name="Таблица1.C13" office:value-type="string">
            <text:p text:style-name="P60">Find the next occurrence of the current instrument</text:p>
          </table:table-cell>
          <table:table-cell table:style-name="Таблица1.D13" office:value-type="string">
            <text:p text:style-name="P17">soundtracker.xml</text:p>
          </table:table-cell>
        </table:table-row>
        <table:table-row>
          <table:table-cell table:style-name="Таблица1.A2" table:number-rows-spanned="2" office:value-type="string">
            <text:p text:style-name="P8">g</text:p>
          </table:table-cell>
          <table:table-cell table:style-name="Таблица1.B14" office:value-type="string">
            <text:p text:style-name="P10">s, as</text:p>
          </table:table-cell>
          <table:table-cell table:style-name="Таблица1.C14" office:value-type="string">
            <text:p text:style-name="P10">Fast jump to the channel</text:p>
          </table:table-cell>
          <table:table-cell table:style-name="Таблица1.D14" office:value-type="string">
            <text:p text:style-name="P50">keys.c</text:p>
          </table:table-cell>
        </table:table-row>
        <table:table-row>
          <table:covered-table-cell/>
          <table:table-cell table:style-name="Таблица1.B15" office:value-type="string">
            <text:p text:style-name="P23">c</text:p>
          </table:table-cell>
          <table:table-cell table:style-name="Таблица1.C15" office:value-type="string">
            <text:p text:style-name="P23">Copy the current pattern to the first unused</text:p>
          </table:table-cell>
          <table:table-cell table:style-name="Таблица1.D15" office:value-type="string">
            <text:p text:style-name="P12">soundtracker.xml</text:p>
          </table:table-cell>
        </table:table-row>
        <table:table-row>
          <table:table-cell table:style-name="Таблица1.A2" table:number-rows-spanned="2" office:value-type="string">
            <text:p text:style-name="P8">h</text:p>
          </table:table-cell>
          <table:table-cell table:style-name="Таблица1.B16" office:value-type="string">
            <text:p text:style-name="P10">s, as</text:p>
          </table:table-cell>
          <table:table-cell table:style-name="Таблица1.C16" office:value-type="string">
            <text:p text:style-name="P10">Fast jump to the channel</text:p>
          </table:table-cell>
          <table:table-cell table:style-name="Таблица1.D16" office:value-type="string">
            <text:p text:style-name="P50">keys.c</text:p>
          </table:table-cell>
        </table:table-row>
        <table:table-row>
          <table:covered-table-cell/>
          <table:table-cell table:style-name="Таблица1.B17" office:value-type="string">
            <text:p text:style-name="P23">c</text:p>
          </table:table-cell>
          <table:table-cell table:style-name="Таблица1.C17" office:value-type="string">
            <text:p text:style-name="P23">Cheat sheet</text:p>
          </table:table-cell>
          <table:table-cell table:style-name="Таблица1.D17" office:value-type="string">
            <text:p text:style-name="P12">soundtracker.xml</text:p>
          </table:table-cell>
        </table:table-row>
        <table:table-row>
          <table:table-cell table:style-name="Таблица1.A2" table:number-rows-spanned="5" office:value-type="string">
            <text:p text:style-name="P8">i</text:p>
          </table:table-cell>
          <table:table-cell table:style-name="Таблица1.B18" office:value-type="string">
            <text:p text:style-name="P10">s, as</text:p>
          </table:table-cell>
          <table:table-cell table:style-name="Таблица1.C18" office:value-type="string">
            <text:p text:style-name="P10">Fast jump to the channel</text:p>
          </table:table-cell>
          <table:table-cell table:style-name="Таблица1.D18" office:value-type="string">
            <text:p text:style-name="P50">keys.c</text:p>
          </table:table-cell>
        </table:table-row>
        <table:table-row>
          <table:covered-table-cell/>
          <table:table-cell table:style-name="Таблица1.B19" office:value-type="string">
            <text:p text:style-name="P23">c</text:p>
          </table:table-cell>
          <table:table-cell table:style-name="Таблица1.C62" office:value-type="string">
            <text:p text:style-name="P23">Interpolate <text:span text:style-name="T20">volume / effect</text:span></text:p>
          </table:table-cell>
          <table:table-cell table:style-name="Таблица1.D19" office:value-type="string">
            <text:p text:style-name="P12">soundtracker.xml</text:p>
          </table:table-cell>
        </table:table-row>
        <table:table-row>
          <table:covered-table-cell/>
          <table:table-cell table:style-name="Таблица1.B20" office:value-type="string">
            <text:p text:style-name="P56">cs</text:p>
          </table:table-cell>
          <table:table-cell table:style-name="Таблица1.C62" office:value-type="string">
            <text:p text:style-name="P56">Interpolate <text:span text:style-name="T13">match</text:span>ing <text:span text:style-name="T20">vol / eff</text:span> <text:span text:style-name="T13">only</text:span></text:p>
          </table:table-cell>
          <table:table-cell table:style-name="Таблица1.D20" office:value-type="string">
            <text:p text:style-name="P21">soundtracker.xml</text:p>
          </table:table-cell>
        </table:table-row>
        <table:table-row>
          <table:covered-table-cell/>
          <table:table-cell table:style-name="Таблица1.B22" office:value-type="string">
            <text:p text:style-name="P71">ca</text:p>
          </table:table-cell>
          <table:table-cell table:style-name="Таблица1.C22" office:value-type="string">
            <text:p text:style-name="P23"><text:span text:style-name="T20">Exponential i</text:span>nterpolate <text:span text:style-name="T20">volume / effect</text:span></text:p>
          </table:table-cell>
          <table:table-cell table:style-name="Таблица1.D22" office:value-type="string">
            <text:p text:style-name="P21"/>
          </table:table-cell>
        </table:table-row>
        <table:table-row>
          <table:covered-table-cell/>
          <table:table-cell table:style-name="Таблица1.B22" office:value-type="string">
            <text:p text:style-name="P71">cas</text:p>
          </table:table-cell>
          <table:table-cell table:style-name="Таблица1.C22" office:value-type="string">
            <text:p text:style-name="P57"><text:span text:style-name="T20">Exponential i</text:span>nterpolate <text:span text:style-name="T13">match</text:span>ing <text:span text:style-name="T20">vol / eff</text:span> <text:span text:style-name="T13">only</text:span></text:p>
          </table:table-cell>
          <table:table-cell table:style-name="Таблица1.D22" office:value-type="string">
            <text:p text:style-name="P21"/>
          </table:table-cell>
        </table:table-row>
        <table:table-row>
          <table:table-cell table:style-name="Таблица1.A2" table:number-rows-spanned="2" office:value-type="string">
            <text:p text:style-name="P8">j</text:p>
          </table:table-cell>
          <table:table-cell table:style-name="Таблица1.B23" office:value-type="string">
            <text:p text:style-name="P10">s, as</text:p>
          </table:table-cell>
          <table:table-cell table:style-name="Таблица1.C23" office:value-type="string">
            <text:p text:style-name="P10">Fast jump to the channel</text:p>
          </table:table-cell>
          <table:table-cell table:style-name="Таблица1.D23" office:value-type="string">
            <text:p text:style-name="P50">keys.c</text:p>
          </table:table-cell>
        </table:table-row>
        <table:table-row>
          <table:covered-table-cell/>
          <table:table-cell table:style-name="Таблица1.B24" office:value-type="string">
            <text:p text:style-name="P51">c</text:p>
          </table:table-cell>
          <table:table-cell table:style-name="Таблица1.C24" office:value-type="string">
            <text:p text:style-name="P46">Solo at the current track</text:p>
          </table:table-cell>
          <table:table-cell table:style-name="Таблица1.D24" office:value-type="string">
            <text:p text:style-name="P14">soundtracker.xml</text:p>
          </table:table-cell>
        </table:table-row>
        <table:table-row>
          <table:table-cell table:style-name="Таблица1.A2" table:number-rows-spanned="2" office:value-type="string">
            <text:p text:style-name="P8">k</text:p>
          </table:table-cell>
          <table:table-cell table:style-name="Таблица1.B25" office:value-type="string">
            <text:p text:style-name="P10">s, as</text:p>
          </table:table-cell>
          <table:table-cell table:style-name="Таблица1.C25" office:value-type="string">
            <text:p text:style-name="P10">Fast jump to the channel</text:p>
          </table:table-cell>
          <table:table-cell table:style-name="Таблица1.D25" office:value-type="string">
            <text:p text:style-name="P50">keys.c</text:p>
          </table:table-cell>
        </table:table-row>
        <table:table-row>
          <table:covered-table-cell/>
          <table:table-cell table:style-name="Таблица1.B26" office:value-type="string">
            <text:p text:style-name="P24">c</text:p>
          </table:table-cell>
          <table:table-cell table:style-name="Таблица1.C26" office:value-type="string">
            <text:p text:style-name="P24"><text:span text:style-name="T7">K</text:span>ill notes in the current track</text:p>
          </table:table-cell>
          <table:table-cell table:style-name="Таблица1.D26" office:value-type="string">
            <text:p text:style-name="P13">soundtracker.xml</text:p>
          </table:table-cell>
        </table:table-row>
        <table:table-row>
          <table:table-cell table:style-name="Таблица1.A2" table:number-rows-spanned="2" office:value-type="string">
            <text:p text:style-name="P8">l</text:p>
          </table:table-cell>
          <table:table-cell table:style-name="Таблица1.B27" office:value-type="string">
            <text:p text:style-name="P23">c</text:p>
          </table:table-cell>
          <table:table-cell table:style-name="Таблица1.C27" office:value-type="string">
            <text:p text:style-name="P23">Toggle looping</text:p>
          </table:table-cell>
          <table:table-cell table:style-name="Таблица1.D27" office:value-type="string">
            <text:p text:style-name="P16">soundtracker.xml</text:p>
          </table:table-cell>
        </table:table-row>
        <table:table-row>
          <table:covered-table-cell/>
          <table:table-cell table:style-name="Таблица1.B28" office:value-type="string">
            <text:p text:style-name="P72">s</text:p>
          </table:table-cell>
          <table:table-cell table:style-name="Таблица1.C28" office:value-type="string">
            <text:p text:style-name="P46">Solo at the current track <text:span text:style-name="T20">(change from c-j)</text:span></text:p>
          </table:table-cell>
          <table:table-cell table:style-name="Таблица1.D28" office:value-type="string">
            <text:p text:style-name="P14">soundtracker.xml</text:p>
          </table:table-cell>
        </table:table-row>
        <table:table-row>
          <table:table-cell table:style-name="Таблица1.A2" table:number-rows-spanned="4" office:value-type="string">
            <text:p text:style-name="P8">m</text:p>
          </table:table-cell>
          <table:table-cell table:style-name="Таблица1.B29" office:value-type="string">
            <text:p text:style-name="P23">c</text:p>
          </table:table-cell>
          <table:table-cell table:style-name="Таблица1.C29" office:value-type="string">
            <text:p text:style-name="P23">Mute / <text:span text:style-name="T11">enable</text:span> current channel</text:p>
          </table:table-cell>
          <table:table-cell table:style-name="Таблица1.D29" office:value-type="string">
            <text:p text:style-name="P12">soundtracker.xml</text:p>
          </table:table-cell>
        </table:table-row>
        <table:table-row>
          <table:covered-table-cell/>
          <table:table-cell table:style-name="Таблица1.B30" office:value-type="string">
            <text:p text:style-name="P23">cs</text:p>
          </table:table-cell>
          <table:table-cell table:style-name="Таблица1.C62" office:value-type="string">
            <text:p text:style-name="P23"><text:span text:style-name="T11">Enable</text:span> all channels</text:p>
          </table:table-cell>
          <table:table-cell table:style-name="Таблица1.D30" office:value-type="string">
            <text:p text:style-name="P12">soundtracker.xml</text:p>
          </table:table-cell>
        </table:table-row>
        <table:table-row>
          <table:covered-table-cell/>
          <table:table-cell table:style-name="Таблица1.B32" office:value-type="string">
            <text:p text:style-name="P73">s</text:p>
          </table:table-cell>
          <table:table-cell table:style-name="Таблица1.C32" office:value-type="string">
            <text:p text:style-name="P65">Toggle masking</text:p>
          </table:table-cell>
          <table:table-cell table:style-name="Таблица1.D32" office:value-type="string">
            <text:p text:style-name="P19">soundtracker.xml</text:p>
          </table:table-cell>
        </table:table-row>
        <table:table-row>
          <table:covered-table-cell/>
          <table:table-cell table:style-name="Таблица1.B32" office:value-type="string">
            <text:p text:style-name="P66">as</text:p>
          </table:table-cell>
          <table:table-cell table:style-name="Таблица1.C32" office:value-type="string">
            <text:p text:style-name="P66">Set up masking</text:p>
          </table:table-cell>
          <table:table-cell table:style-name="Таблица1.D32" office:value-type="string">
            <text:p text:style-name="P20">soundtracker.xml</text:p>
          </table:table-cell>
        </table:table-row>
        <table:table-row>
          <table:table-cell table:style-name="Таблица1.A2" table:number-rows-spanned="2" office:value-type="string">
            <text:p text:style-name="P8">n</text:p>
          </table:table-cell>
          <table:table-cell table:style-name="Таблица1.B33" office:value-type="string">
            <text:p text:style-name="P22">c</text:p>
          </table:table-cell>
          <table:table-cell table:style-name="Таблица1.C33" office:value-type="string">
            <text:p text:style-name="P23">Insert an unused pattern after the current one</text:p>
          </table:table-cell>
          <table:table-cell table:style-name="Таблица1.D33" office:value-type="string">
            <text:p text:style-name="P12">soundtracker.xml</text:p>
          </table:table-cell>
        </table:table-row>
        <table:table-row>
          <table:covered-table-cell/>
          <table:table-cell table:style-name="Таблица1.B34" office:value-type="string">
            <text:p text:style-name="P23">cs</text:p>
          </table:table-cell>
          <table:table-cell table:style-name="Таблица1.C34" office:value-type="string">
            <text:p text:style-name="P23">Insert an unused pattern after the current one and copy current to it</text:p>
          </table:table-cell>
          <table:table-cell table:style-name="Таблица1.D34" office:value-type="string">
            <text:p text:style-name="P12">soundtracker.xml</text:p>
          </table:table-cell>
        </table:table-row>
        <table:table-row>
          <table:table-cell table:style-name="Таблица1.A2" office:value-type="string">
            <text:p text:style-name="P8">o</text:p>
          </table:table-cell>
          <table:table-cell table:style-name="Таблица1.B35" office:value-type="string">
            <text:p text:style-name="P24">c</text:p>
          </table:table-cell>
          <table:table-cell table:style-name="Таблица1.C35" office:value-type="string">
            <text:p text:style-name="P24">Open a file</text:p>
          </table:table-cell>
          <table:table-cell table:style-name="Таблица1.D35" office:value-type="string">
            <text:p text:style-name="P13">soundtracker.xml</text:p>
          </table:table-cell>
        </table:table-row>
        <table:table-row>
          <table:table-cell table:style-name="Таблица1.A2" table:number-rows-spanned="2" office:value-type="string">
            <text:p text:style-name="P8">p</text:p>
          </table:table-cell>
          <table:table-cell table:style-name="Таблица1.B36" office:value-type="string">
            <text:p text:style-name="P24">c</text:p>
          </table:table-cell>
          <table:table-cell table:style-name="Таблица1.C62" office:value-type="string">
            <text:p text:style-name="P24">Toggle the current channel permanetness</text:p>
          </table:table-cell>
          <table:table-cell table:style-name="Таблица1.D36" office:value-type="string">
            <text:p text:style-name="P13">soundtracker.xml</text:p>
          </table:table-cell>
        </table:table-row>
        <table:table-row>
          <table:covered-table-cell/>
          <table:table-cell table:style-name="Таблица1.B37" office:value-type="string">
            <text:p text:style-name="P24">cs</text:p>
          </table:table-cell>
          <table:table-cell table:style-name="Таблица1.C37" office:value-type="string">
            <text:p text:style-name="P24">Toggle all channels’ permanetness</text:p>
          </table:table-cell>
          <table:table-cell table:style-name="Таблица1.D37" office:value-type="string">
            <text:p text:style-name="P78">soundtracker.xml</text:p>
          </table:table-cell>
        </table:table-row>
        <table:table-row>
          <table:table-cell table:style-name="Таблица1.A2" table:number-rows-spanned="2" office:value-type="string">
            <text:p text:style-name="P8">q</text:p>
          </table:table-cell>
          <table:table-cell table:style-name="Таблица1.B38" office:value-type="string">
            <text:p text:style-name="P10">s, as</text:p>
          </table:table-cell>
          <table:table-cell table:style-name="Таблица1.C38" office:value-type="string">
            <text:p text:style-name="P10">Fast jump to the channel</text:p>
          </table:table-cell>
          <table:table-cell table:style-name="Таблица1.D38" office:value-type="string">
            <text:p text:style-name="P50">keys.c</text:p>
          </table:table-cell>
        </table:table-row>
        <table:table-row>
          <table:covered-table-cell/>
          <table:table-cell table:style-name="Таблица1.B39" office:value-type="string">
            <text:p text:style-name="P25">c</text:p>
          </table:table-cell>
          <table:table-cell table:style-name="Таблица1.C39" office:value-type="string">
            <text:p text:style-name="P25">Quit</text:p>
          </table:table-cell>
          <table:table-cell table:style-name="Таблица1.D39" office:value-type="string">
            <text:p text:style-name="P79">soundtracker.xml</text:p>
          </table:table-cell>
        </table:table-row>
        <table:table-row>
          <table:table-cell table:style-name="Таблица1.A2" office:value-type="string">
            <text:p text:style-name="P8">r</text:p>
          </table:table-cell>
          <table:table-cell table:style-name="Таблица1.B40" office:value-type="string">
            <text:p text:style-name="P10">s, as</text:p>
          </table:table-cell>
          <table:table-cell table:style-name="Таблица1.C40" office:value-type="string">
            <text:p text:style-name="P10">Fast jump to the channel</text:p>
          </table:table-cell>
          <table:table-cell table:style-name="Таблица1.D40" office:value-type="string">
            <text:p text:style-name="P50">keys.c</text:p>
          </table:table-cell>
        </table:table-row>
        <text:soft-page-break/>
        <table:table-row>
          <table:table-cell table:style-name="Таблица1.A2" table:number-rows-spanned="3" office:value-type="string">
            <text:p text:style-name="P8">s</text:p>
          </table:table-cell>
          <table:table-cell table:style-name="Таблица1.B41" office:value-type="string">
            <text:p text:style-name="P10">s, as</text:p>
          </table:table-cell>
          <table:table-cell table:style-name="Таблица1.C41" office:value-type="string">
            <text:p text:style-name="P10">Fast jump to the channel</text:p>
          </table:table-cell>
          <table:table-cell table:style-name="Таблица1.D41" office:value-type="string">
            <text:p text:style-name="P50">keys.c</text:p>
          </table:table-cell>
        </table:table-row>
        <table:table-row>
          <table:covered-table-cell/>
          <table:table-cell table:style-name="Таблица1.B42" office:value-type="string">
            <text:p text:style-name="P25">c</text:p>
          </table:table-cell>
          <table:table-cell table:style-name="Таблица1.C62" office:value-type="string">
            <text:p text:style-name="P25">Save</text:p>
          </table:table-cell>
          <table:table-cell table:style-name="Таблица1.D42" office:value-type="string">
            <text:p text:style-name="P79">soundtracker.xml</text:p>
          </table:table-cell>
        </table:table-row>
        <table:table-row>
          <table:covered-table-cell/>
          <table:table-cell table:style-name="Таблица1.B43" office:value-type="string">
            <text:p text:style-name="P25">cs</text:p>
          </table:table-cell>
          <table:table-cell table:style-name="Таблица1.C43" office:value-type="string">
            <text:p text:style-name="P25">Save as</text:p>
          </table:table-cell>
          <table:table-cell table:style-name="Таблица1.D43" office:value-type="string">
            <text:p text:style-name="P79">soundtracker.xml</text:p>
          </table:table-cell>
        </table:table-row>
        <table:table-row>
          <table:table-cell table:style-name="Таблица1.A2" table:number-rows-spanned="2" office:value-type="string">
            <text:p text:style-name="P8">t</text:p>
          </table:table-cell>
          <table:table-cell table:style-name="Таблица1.B44" office:value-type="string">
            <text:p text:style-name="P10">s, as</text:p>
          </table:table-cell>
          <table:table-cell table:style-name="Таблица1.C44" office:value-type="string">
            <text:p text:style-name="P10">Fast jump to the channel</text:p>
          </table:table-cell>
          <table:table-cell table:style-name="Таблица1.D44" office:value-type="string">
            <text:p text:style-name="P50">keys.c</text:p>
          </table:table-cell>
        </table:table-row>
        <table:table-row>
          <table:covered-table-cell/>
          <table:table-cell table:style-name="Таблица1.B45" office:value-type="string">
            <text:p text:style-name="P47">c</text:p>
          </table:table-cell>
          <table:table-cell table:style-name="Таблица1.C45" office:value-type="string">
            <text:p text:style-name="P47">Transposition</text:p>
          </table:table-cell>
          <table:table-cell table:style-name="Таблица1.D45" office:value-type="string">
            <text:p text:style-name="P83">soundtracker.xml</text:p>
          </table:table-cell>
        </table:table-row>
        <table:table-row>
          <table:table-cell table:style-name="Таблица1.A2" table:number-rows-spanned="2" office:value-type="string">
            <text:p text:style-name="P8">u</text:p>
          </table:table-cell>
          <table:table-cell table:style-name="Таблица1.B46" office:value-type="string">
            <text:p text:style-name="P10">s, as</text:p>
          </table:table-cell>
          <table:table-cell table:style-name="Таблица1.C46" office:value-type="string">
            <text:p text:style-name="P10">Fast jump to the channel</text:p>
          </table:table-cell>
          <table:table-cell table:style-name="Таблица1.D46" office:value-type="string">
            <text:p text:style-name="P50">keys.c</text:p>
          </table:table-cell>
        </table:table-row>
        <table:table-row>
          <table:covered-table-cell/>
          <table:table-cell table:style-name="Таблица1.B47" office:value-type="string">
            <text:p text:style-name="P22">c</text:p>
          </table:table-cell>
          <table:table-cell table:style-name="Таблица1.C47" office:value-type="string">
            <text:p text:style-name="P22">Find an unused pattern <text:span text:style-name="T15">(instead of Ctrl + f)</text:span></text:p>
          </table:table-cell>
          <table:table-cell table:style-name="Таблица1.D47" office:value-type="string">
            <text:p text:style-name="P11">soundtracker.xml</text:p>
          </table:table-cell>
        </table:table-row>
        <table:table-row>
          <table:table-cell table:style-name="Таблица1.A2" table:number-rows-spanned="2" office:value-type="string">
            <text:p text:style-name="P25">v</text:p>
          </table:table-cell>
          <table:table-cell table:style-name="Таблица1.B48" office:value-type="string">
            <text:p text:style-name="P25">c</text:p>
          </table:table-cell>
          <table:table-cell table:style-name="Таблица1.C48" office:value-type="string">
            <text:p text:style-name="P25">Paste</text:p>
          </table:table-cell>
          <table:table-cell table:style-name="Таблица1.D48" office:value-type="string">
            <text:p text:style-name="P79">soundtracker.xml</text:p>
          </table:table-cell>
        </table:table-row>
        <table:table-row>
          <table:covered-table-cell/>
          <table:table-cell table:style-name="Таблица1.B49" office:value-type="string">
            <text:p text:style-name="P61">cs</text:p>
          </table:table-cell>
          <table:table-cell table:style-name="Таблица1.C49" office:value-type="string">
            <text:p text:style-name="P61">Paste with no cursor advance (tracker)</text:p>
          </table:table-cell>
          <table:table-cell table:style-name="Таблица1.D49" office:value-type="string">
            <text:p text:style-name="P86">soundtracker.xml</text:p>
          </table:table-cell>
        </table:table-row>
        <table:table-row>
          <table:table-cell table:style-name="Таблица1.A2" office:value-type="string">
            <text:p text:style-name="P25">w</text:p>
          </table:table-cell>
          <table:table-cell table:style-name="Таблица1.B50" office:value-type="string">
            <text:p text:style-name="P10">s, as</text:p>
          </table:table-cell>
          <table:table-cell table:style-name="Таблица1.C50" office:value-type="string">
            <text:p text:style-name="P10">Fast jump to the channel</text:p>
          </table:table-cell>
          <table:table-cell table:style-name="Таблица1.D50" office:value-type="string">
            <text:p text:style-name="P50">keys.c</text:p>
          </table:table-cell>
        </table:table-row>
        <table:table-row>
          <table:table-cell table:style-name="Таблица1.A2" table:number-rows-spanned="2" office:value-type="string">
            <text:p text:style-name="P25">x</text:p>
          </table:table-cell>
          <table:table-cell table:style-name="Таблица1.B51" office:value-type="string">
            <text:p text:style-name="P25">c</text:p>
          </table:table-cell>
          <table:table-cell table:style-name="Таблица1.C51" office:value-type="string">
            <text:p text:style-name="P25">Cut</text:p>
          </table:table-cell>
          <table:table-cell table:style-name="Таблица1.D51" office:value-type="string">
            <text:p text:style-name="P79">soundtracker.xml</text:p>
          </table:table-cell>
        </table:table-row>
        <table:table-row>
          <table:covered-table-cell/>
          <table:table-cell table:style-name="Таблица1.B52" office:value-type="string">
            <text:p text:style-name="P10"><text:span text:style-name="T16">c</text:span>s</text:p>
          </table:table-cell>
          <table:table-cell table:style-name="Таблица1.C52" office:value-type="string">
            <text:p text:style-name="P64">Clear buffers (clipboard)</text:p>
          </table:table-cell>
          <table:table-cell table:style-name="Таблица1.D52" office:value-type="string">
            <text:p text:style-name="P18">soundtracker.xml</text:p>
          </table:table-cell>
        </table:table-row>
        <table:table-row>
          <table:table-cell table:style-name="Таблица1.A2" table:number-rows-spanned="2" office:value-type="string">
            <text:p text:style-name="P25">y</text:p>
          </table:table-cell>
          <table:table-cell table:style-name="Таблица1.B53" office:value-type="string">
            <text:p text:style-name="P77">c</text:p>
          </table:table-cell>
          <table:table-cell table:style-name="Таблица1.C53" office:value-type="string">
            <text:p text:style-name="P77">Redo</text:p>
          </table:table-cell>
          <table:table-cell table:style-name="Таблица1.D53" office:value-type="string">
            <text:p text:style-name="P89">soundtracker.xml</text:p>
          </table:table-cell>
        </table:table-row>
        <table:table-row>
          <table:covered-table-cell/>
          <table:table-cell table:style-name="Таблица1.B54" office:value-type="string">
            <text:p text:style-name="P10">s, as</text:p>
          </table:table-cell>
          <table:table-cell table:style-name="Таблица1.C54" office:value-type="string">
            <text:p text:style-name="P10">Fast jump to the channel</text:p>
          </table:table-cell>
          <table:table-cell table:style-name="Таблица1.D54" office:value-type="string">
            <text:p text:style-name="P50">keys.c</text:p>
          </table:table-cell>
        </table:table-row>
        <table:table-row>
          <table:table-cell table:style-name="Таблица1.A2" table:number-rows-spanned="3" office:value-type="string">
            <text:p text:style-name="P25">z</text:p>
          </table:table-cell>
          <table:table-cell table:style-name="Таблица1.B55" office:value-type="string">
            <text:p text:style-name="P49">c</text:p>
          </table:table-cell>
          <table:table-cell table:style-name="Таблица1.C55" office:value-type="string">
            <text:p text:style-name="P49">Undo</text:p>
          </table:table-cell>
          <table:table-cell table:style-name="Таблица1.D55" office:value-type="string">
            <text:p text:style-name="P84">soundtracker.xml</text:p>
          </table:table-cell>
        </table:table-row>
        <table:table-row>
          <table:covered-table-cell/>
          <table:table-cell table:style-name="Таблица1.B57" office:value-type="string">
            <text:p text:style-name="P53">cs</text:p>
          </table:table-cell>
          <table:table-cell table:style-name="Таблица1.C57" office:value-type="string">
            <text:p text:style-name="P53">Undo history</text:p>
          </table:table-cell>
          <table:table-cell table:style-name="Таблица1.D57" office:value-type="string">
            <text:p text:style-name="P85">soundtracker.xml</text:p>
          </table:table-cell>
        </table:table-row>
        <table:table-row>
          <table:covered-table-cell/>
          <table:table-cell table:style-name="Таблица1.B57" office:value-type="string">
            <text:p text:style-name="P73">s</text:p>
          </table:table-cell>
          <table:table-cell table:style-name="Таблица1.C57" office:value-type="string">
            <text:p text:style-name="P54">Zoom to selection (sample <text:span text:style-name="T1">editor</text:span>)</text:p>
          </table:table-cell>
          <table:table-cell table:style-name="Таблица1.D57" office:value-type="string">
            <text:p text:style-name="P87"><text:s/>sample-<text:span text:style-name="T1">editor.</text:span>c</text:p>
          </table:table-cell>
        </table:table-row>
        <table:table-row>
          <table:table-cell table:style-name="Таблица1.A2" office:value-type="string">
            <text:p text:style-name="P9">,</text:p>
          </table:table-cell>
          <table:table-cell table:style-name="Таблица1.B58" office:value-type="string">
            <text:p text:style-name="P26">c</text:p>
          </table:table-cell>
          <table:table-cell table:style-name="Таблица1.C58" office:value-type="string">
            <text:p text:style-name="P26">Previous font</text:p>
          </table:table-cell>
          <table:table-cell table:style-name="Таблица1.D58" office:value-type="string">
            <text:p text:style-name="P80">soundtracker.xml</text:p>
          </table:table-cell>
        </table:table-row>
        <table:table-row>
          <table:table-cell table:style-name="Таблица1.A2" office:value-type="string">
            <text:p text:style-name="P9">.</text:p>
          </table:table-cell>
          <table:table-cell table:style-name="Таблица1.B59" office:value-type="string">
            <text:p text:style-name="P26">c</text:p>
          </table:table-cell>
          <table:table-cell table:style-name="Таблица1.C59" office:value-type="string">
            <text:p text:style-name="P26">Next font</text:p>
          </table:table-cell>
          <table:table-cell table:style-name="Таблица1.D59" office:value-type="string">
            <text:p text:style-name="P80">soundtracker.xml</text:p>
          </table:table-cell>
        </table:table-row>
        <table:table-row>
          <table:table-cell table:style-name="Таблица1.A2" table:number-rows-spanned="3" office:value-type="string">
            <text:p text:style-name="P26">space</text:p>
          </table:table-cell>
          <table:table-cell table:style-name="Таблица1.B60" office:value-type="string">
            <text:p text:style-name="P9"/>
          </table:table-cell>
          <table:table-cell table:style-name="Таблица1.C62" office:value-type="string">
            <text:p text:style-name="P26">Stop playing, toggle editing mode</text:p>
          </table:table-cell>
          <table:table-cell table:style-name="Таблица1.D60" office:value-type="string">
            <text:p text:style-name="P26">gui.c</text:p>
          </table:table-cell>
        </table:table-row>
        <table:table-row>
          <table:covered-table-cell/>
          <table:table-cell table:style-name="Таблица1.B61" office:value-type="string">
            <text:p text:style-name="P26">s</text:p>
          </table:table-cell>
          <table:table-cell table:style-name="Таблица1.C62" office:value-type="string">
            <text:p text:style-name="P26">Toggle keyjazz mode</text:p>
          </table:table-cell>
          <table:table-cell table:style-name="Таблица1.D61" office:value-type="string">
            <text:p text:style-name="P80">soundtracker.xml</text:p>
          </table:table-cell>
        </table:table-row>
        <table:table-row>
          <table:covered-table-cell/>
          <table:table-cell table:style-name="Таблица1.B62" office:value-type="string">
            <text:p text:style-name="P59">c</text:p>
          </table:table-cell>
          <table:table-cell table:style-name="Таблица1.C62" office:value-type="string">
            <text:p text:style-name="P59">Stop any playing (tracker)</text:p>
          </table:table-cell>
          <table:table-cell table:style-name="Таблица1.D62" office:value-type="string">
            <text:p text:style-name="P27">gui.c</text:p>
          </table:table-cell>
        </table:table-row>
        <table:table-row>
          <table:table-cell table:style-name="Таблица1.A2" table:number-rows-spanned="2" office:value-type="string">
            <text:p text:style-name="P29">ESC</text:p>
          </table:table-cell>
          <table:table-cell table:style-name="Таблица1.B78" office:value-type="string">
            <text:p text:style-name="P9"/>
          </table:table-cell>
          <table:table-cell table:style-name="Таблица1.C78" office:value-type="string">
            <text:p text:style-name="P62">Toggle editing mode</text:p>
          </table:table-cell>
          <table:table-cell table:style-name="Таблица1.D78" office:value-type="string">
            <text:p text:style-name="P28">gui.c</text:p>
          </table:table-cell>
        </table:table-row>
        <table:table-row>
          <table:covered-table-cell/>
          <table:table-cell table:style-name="Таблица1.B64" office:value-type="string">
            <text:p text:style-name="P63">s</text:p>
          </table:table-cell>
          <table:table-cell table:style-name="Таблица1.C64" office:value-type="string">
            <text:p text:style-name="P62">Move cursor to the note item</text:p>
          </table:table-cell>
          <table:table-cell table:style-name="Таблица1.D64" office:value-type="string">
            <text:p text:style-name="P62">track-editor.c</text:p>
          </table:table-cell>
        </table:table-row>
        <table:table-row>
          <table:table-cell table:style-name="Таблица1.A2" table:number-rows-spanned="4" office:value-type="string">
            <text:p text:style-name="P29">= (+)</text:p>
          </table:table-cell>
          <table:table-cell table:style-name="Таблица1.A2" table:number-rows-spanned="2" office:value-type="string">
            <text:p text:style-name="P29">c</text:p>
          </table:table-cell>
          <table:table-cell table:style-name="Таблица1.C78" office:value-type="string">
            <text:p text:style-name="P29">Increment command value</text:p>
          </table:table-cell>
          <table:table-cell table:style-name="Таблица1.D78" office:value-type="string">
            <text:p text:style-name="P81">soundtracker.xml</text:p>
          </table:table-cell>
        </table:table-row>
        <table:table-row>
          <table:covered-table-cell/>
          <table:covered-table-cell/>
          <table:table-cell table:style-name="Таблица1.C78" office:value-type="string">
            <text:p text:style-name="P55">Zoom in<text:span text:style-name="T12"> (sample editor)</text:span></text:p>
          </table:table-cell>
          <table:table-cell table:style-name="Таблица1.D78" office:value-type="string">
            <text:p text:style-name="P88"><text:span text:style-name="T12">sample</text:span>-<text:span text:style-name="T12">editor.</text:span>c</text:p>
          </table:table-cell>
        </table:table-row>
        <table:table-row>
          <table:covered-table-cell/>
          <table:table-cell table:style-name="Таблица1.B78" office:value-type="string">
            <text:p text:style-name="P29">a</text:p>
          </table:table-cell>
          <table:table-cell table:style-name="Таблица1.C78" office:value-type="string">
            <text:p text:style-name="P29">Transpose halftone up</text:p>
          </table:table-cell>
          <table:table-cell table:style-name="Таблица1.D78" office:value-type="string">
            <text:p text:style-name="P81">soundtracker.xml</text:p>
          </table:table-cell>
        </table:table-row>
        <table:table-row>
          <table:covered-table-cell/>
          <table:table-cell table:style-name="Таблица1.B78" office:value-type="string">
            <text:p text:style-name="P29">as</text:p>
          </table:table-cell>
          <table:table-cell table:style-name="Таблица1.C78" office:value-type="string">
            <text:p text:style-name="P29">Transpose octave up</text:p>
          </table:table-cell>
          <table:table-cell table:style-name="Таблица1.D78" office:value-type="string">
            <text:p text:style-name="P81">soundtracker.xml</text:p>
          </table:table-cell>
        </table:table-row>
        <table:table-row>
          <table:table-cell table:style-name="Таблица1.A2" table:number-rows-spanned="4" office:value-type="string">
            <text:p text:style-name="P29">- (_)</text:p>
          </table:table-cell>
          <table:table-cell table:style-name="Таблица1.A2" table:number-rows-spanned="2" office:value-type="string">
            <text:p text:style-name="P29">c</text:p>
          </table:table-cell>
          <table:table-cell table:style-name="Таблица1.C78" office:value-type="string">
            <text:p text:style-name="P29">Decrement command value</text:p>
          </table:table-cell>
          <table:table-cell table:style-name="Таблица1.D78" office:value-type="string">
            <text:p text:style-name="P81">soundtracker.xml</text:p>
          </table:table-cell>
        </table:table-row>
        <table:table-row>
          <table:covered-table-cell/>
          <table:covered-table-cell/>
          <table:table-cell table:style-name="Таблица1.C78" office:value-type="string">
            <text:p text:style-name="P55">Zoom out<text:span text:style-name="T12"> (sample editor)</text:span></text:p>
          </table:table-cell>
          <table:table-cell table:style-name="Таблица1.D78" office:value-type="string">
            <text:p text:style-name="P88"><text:span text:style-name="T12">sample</text:span>-<text:span text:style-name="T12">editor.</text:span>c</text:p>
          </table:table-cell>
        </table:table-row>
        <table:table-row>
          <table:covered-table-cell/>
          <table:table-cell table:style-name="Таблица1.B78" office:value-type="string">
            <text:p text:style-name="P29">a</text:p>
          </table:table-cell>
          <table:table-cell table:style-name="Таблица1.C78" office:value-type="string">
            <text:p text:style-name="P29">Transpose halftone down</text:p>
          </table:table-cell>
          <table:table-cell table:style-name="Таблица1.D78" office:value-type="string">
            <text:p text:style-name="P81">soundtracker.xml</text:p>
          </table:table-cell>
        </table:table-row>
        <table:table-row>
          <table:covered-table-cell/>
          <table:table-cell table:style-name="Таблица1.B78" office:value-type="string">
            <text:p text:style-name="P29">as</text:p>
          </table:table-cell>
          <table:table-cell table:style-name="Таблица1.C78" office:value-type="string">
            <text:p text:style-name="P29">Transpose octave down</text:p>
          </table:table-cell>
          <table:table-cell table:style-name="Таблица1.D78" office:value-type="string">
            <text:p text:style-name="P81">soundtracker.xml</text:p>
          </table:table-cell>
        </table:table-row>
        <table:table-row>
          <table:table-cell table:style-name="Таблица1.A2" office:value-type="string">
            <text:p text:style-name="P29">F1</text:p>
          </table:table-cell>
          <table:table-cell table:style-name="Таблица1.B73" office:value-type="string">
            <text:p text:style-name="P9"/>
          </table:table-cell>
          <table:table-cell table:style-name="Таблица1.C73" office:value-type="string">
            <text:p text:style-name="P30">1<text:span text:style-name="T2">st</text:span> octave</text:p>
          </table:table-cell>
          <table:table-cell table:style-name="Таблица1.D73" office:value-type="string">
            <text:p text:style-name="P30">gui.c</text:p>
          </table:table-cell>
        </table:table-row>
        <table:table-row>
          <table:table-cell table:style-name="Таблица1.A2" office:value-type="string">
            <text:p text:style-name="P29">F2</text:p>
          </table:table-cell>
          <table:table-cell table:style-name="Таблица1.B74" office:value-type="string">
            <text:p text:style-name="P9"/>
          </table:table-cell>
          <table:table-cell table:style-name="Таблица1.C74" office:value-type="string">
            <text:p text:style-name="P30">2<text:span text:style-name="T2">nd</text:span> octave</text:p>
          </table:table-cell>
          <table:table-cell table:style-name="Таблица1.D74" office:value-type="string">
            <text:p text:style-name="P30">gui.c</text:p>
          </table:table-cell>
        </table:table-row>
        <table:table-row>
          <table:table-cell table:style-name="Таблица1.A2" table:number-rows-spanned="3" office:value-type="string">
            <text:p text:style-name="P29">F3</text:p>
          </table:table-cell>
          <table:table-cell table:style-name="Таблица1.B78" office:value-type="string">
            <text:p text:style-name="P9"/>
          </table:table-cell>
          <table:table-cell table:style-name="Таблица1.C78" office:value-type="string">
            <text:p text:style-name="P30">3<text:span text:style-name="T2">rd</text:span> octave</text:p>
          </table:table-cell>
          <table:table-cell table:style-name="Таблица1.D78" office:value-type="string">
            <text:p text:style-name="P30">gui.c</text:p>
          </table:table-cell>
        </table:table-row>
        <table:table-row>
          <table:covered-table-cell/>
          <table:table-cell table:style-name="Таблица1.B78" office:value-type="string">
            <text:p text:style-name="P30">a</text:p>
          </table:table-cell>
          <table:table-cell table:style-name="Таблица1.C78" office:value-type="string">
            <text:p text:style-name="P30">Cut pattern</text:p>
          </table:table-cell>
          <table:table-cell table:style-name="Таблица1.D78" office:value-type="string">
            <text:p text:style-name="P82">soundtracker.xml</text:p>
          </table:table-cell>
        </table:table-row>
        <table:table-row>
          <table:covered-table-cell/>
          <table:table-cell table:style-name="Таблица1.B78" office:value-type="string">
            <text:p text:style-name="P30">s</text:p>
          </table:table-cell>
          <table:table-cell table:style-name="Таблица1.C78" office:value-type="string">
            <text:p text:style-name="P30">Cut track</text:p>
          </table:table-cell>
          <table:table-cell table:style-name="Таблица1.D78" office:value-type="string">
            <text:p text:style-name="P82">soundtracker.xml</text:p>
          </table:table-cell>
        </table:table-row>
        <table:table-row>
          <table:table-cell table:style-name="Таблица1.A2" table:number-rows-spanned="3" office:value-type="string">
            <text:p text:style-name="P29">F4</text:p>
          </table:table-cell>
          <table:table-cell table:style-name="Таблица1.B78" office:value-type="string">
            <text:p text:style-name="P9"/>
          </table:table-cell>
          <table:table-cell table:style-name="Таблица1.C78" office:value-type="string">
            <text:p text:style-name="P30">4<text:span text:style-name="T2">th</text:span> octave</text:p>
          </table:table-cell>
          <table:table-cell table:style-name="Таблица1.D78" office:value-type="string">
            <text:p text:style-name="P30">gui.c</text:p>
          </table:table-cell>
        </table:table-row>
        <table:table-row>
          <table:covered-table-cell/>
          <table:table-cell table:style-name="Таблица1.B105" office:value-type="string">
            <text:p text:style-name="P30">a</text:p>
          </table:table-cell>
          <table:table-cell table:style-name="Таблица1.C105" office:value-type="string">
            <text:p text:style-name="P30">Copy pattern</text:p>
          </table:table-cell>
          <table:table-cell table:style-name="Таблица1.D105" office:value-type="string">
            <text:p text:style-name="P82">soundtracker.xml</text:p>
          </table:table-cell>
        </table:table-row>
        <table:table-row>
          <table:covered-table-cell/>
          <table:table-cell table:style-name="Таблица1.B105" office:value-type="string">
            <text:p text:style-name="P30">s</text:p>
          </table:table-cell>
          <table:table-cell table:style-name="Таблица1.C105" office:value-type="string">
            <text:p text:style-name="P30">Copy track</text:p>
          </table:table-cell>
          <table:table-cell table:style-name="Таблица1.D105" office:value-type="string">
            <text:p text:style-name="P82">soundtracker.xml</text:p>
          </table:table-cell>
        </table:table-row>
        <table:table-row>
          <table:table-cell table:style-name="Таблица1.A2" table:number-rows-spanned="3" office:value-type="string">
            <text:p text:style-name="P29">F5</text:p>
          </table:table-cell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30">5<text:span text:style-name="T2">th</text:span> octave</text:p>
          </table:table-cell>
          <table:table-cell table:style-name="Таблица1.D105" office:value-type="string">
            <text:p text:style-name="P30">gui.c</text:p>
          </table:table-cell>
        </table:table-row>
        <table:table-row>
          <table:covered-table-cell/>
          <table:table-cell table:style-name="Таблица1.B105" office:value-type="string">
            <text:p text:style-name="P30">a</text:p>
          </table:table-cell>
          <table:table-cell table:style-name="Таблица1.C105" office:value-type="string">
            <text:p text:style-name="P30">Paste pattern</text:p>
          </table:table-cell>
          <table:table-cell table:style-name="Таблица1.D105" office:value-type="string">
            <text:p text:style-name="P82">soundtracker.xml</text:p>
          </table:table-cell>
        </table:table-row>
        <table:table-row>
          <table:covered-table-cell/>
          <table:table-cell table:style-name="Таблица1.B105" office:value-type="string">
            <text:p text:style-name="P30">s</text:p>
          </table:table-cell>
          <table:table-cell table:style-name="Таблица1.C105" office:value-type="string">
            <text:p text:style-name="P30">Paste track</text:p>
          </table:table-cell>
          <table:table-cell table:style-name="Таблица1.D105" office:value-type="string">
            <text:p text:style-name="P82">soundtracker.xml</text:p>
          </table:table-cell>
        </table:table-row>
        <table:table-row>
          <table:table-cell table:style-name="Таблица1.A2" office:value-type="string">
            <text:p text:style-name="P29">F6</text:p>
          </table:table-cell>
          <table:table-cell table:style-name="Таблица1.B84" office:value-type="string">
            <text:p text:style-name="P9"/>
          </table:table-cell>
          <table:table-cell table:style-name="Таблица1.C84" office:value-type="string">
            <text:p text:style-name="P30">6<text:span text:style-name="T2">th</text:span> octave</text:p>
          </table:table-cell>
          <table:table-cell table:style-name="Таблица1.D84" office:value-type="string">
            <text:p text:style-name="P30">gui.c</text:p>
          </table:table-cell>
        </table:table-row>
        <table:table-row>
          <table:table-cell table:style-name="Таблица1.A2" office:value-type="string">
            <text:p text:style-name="P29">F7</text:p>
          </table:table-cell>
          <table:table-cell table:style-name="Таблица1.B85" office:value-type="string">
            <text:p text:style-name="P9"/>
          </table:table-cell>
          <table:table-cell table:style-name="Таблица1.C85" office:value-type="string">
            <text:p text:style-name="P30">7<text:span text:style-name="T2">th</text:span> octave</text:p>
          </table:table-cell>
          <table:table-cell table:style-name="Таблица1.D85" office:value-type="string">
            <text:p text:style-name="P30">gui.c</text:p>
          </table:table-cell>
        </table:table-row>
        <table:table-row>
          <table:table-cell table:style-name="Таблица1.A2" table:number-rows-spanned="2" office:value-type="string">
            <text:p text:style-name="P29">F<text:span text:style-name="T1">9</text:span></text:p>
          </table:table-cell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30">Go to the 1<text:span text:style-name="T2">st</text:span> pattern line</text:p>
          </table:table-cell>
          <table:table-cell table:style-name="Таблица1.D105" office:value-type="string">
            <text:p text:style-name="P30">track-editor.c</text:p>
          </table:table-cell>
        </table:table-row>
        <table:table-row>
          <table:covered-table-cell/>
          <table:table-cell table:style-name="Таблица1.B87" office:value-type="string">
            <text:p text:style-name="P30">s</text:p>
          </table:table-cell>
          <table:table-cell table:style-name="Таблица1.C87" office:value-type="string">
            <text:p text:style-name="P30">+ start marking (FT2 and mixed selection modes)</text:p>
          </table:table-cell>
          <table:table-cell table:style-name="Таблица1.D87" office:value-type="string">
            <text:p text:style-name="P30">track-editor.c</text:p>
          </table:table-cell>
        </table:table-row>
        <table:table-row>
          <table:table-cell table:style-name="Таблица1.A2" table:number-rows-spanned="2" office:value-type="string">
            <text:p text:style-name="P29">F<text:span text:style-name="T1">10</text:span></text:p>
          </table:table-cell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30">Go to the ¼ of the pattern length</text:p>
          </table:table-cell>
          <table:table-cell table:style-name="Таблица1.D105" office:value-type="string">
            <text:p text:style-name="P30">track-editor.c</text:p>
          </table:table-cell>
        </table:table-row>
        <table:table-row>
          <table:covered-table-cell/>
          <table:table-cell table:style-name="Таблица1.B89" office:value-type="string">
            <text:p text:style-name="P30">s</text:p>
          </table:table-cell>
          <table:table-cell table:style-name="Таблица1.C89" office:value-type="string">
            <text:p text:style-name="P30">+ start marking (FT2 and mixed selection modes)</text:p>
          </table:table-cell>
          <table:table-cell table:style-name="Таблица1.D89" office:value-type="string">
            <text:p text:style-name="P30">track-editor.c</text:p>
          </table:table-cell>
        </table:table-row>
        <table:table-row>
          <table:table-cell table:style-name="Таблица1.A2" table:number-rows-spanned="2" office:value-type="string">
            <text:p text:style-name="P30">F11</text:p>
          </table:table-cell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30">Go to the ½ of the pattern length</text:p>
          </table:table-cell>
          <table:table-cell table:style-name="Таблица1.D105" office:value-type="string">
            <text:p text:style-name="P30">track-editor.c</text:p>
          </table:table-cell>
        </table:table-row>
        <table:table-row>
          <table:covered-table-cell/>
          <table:table-cell table:style-name="Таблица1.B91" office:value-type="string">
            <text:p text:style-name="P30">s</text:p>
          </table:table-cell>
          <table:table-cell table:style-name="Таблица1.C91" office:value-type="string">
            <text:p text:style-name="P30">+ start marking (FT2 and mixed selection modes)</text:p>
          </table:table-cell>
          <table:table-cell table:style-name="Таблица1.D91" office:value-type="string">
            <text:p text:style-name="P30">track-editor.c</text:p>
          </table:table-cell>
        </table:table-row>
        <table:table-row>
          <table:table-cell table:style-name="Таблица1.A2" table:number-rows-spanned="2" office:value-type="string">
            <text:p text:style-name="P30">F12</text:p>
          </table:table-cell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30">Go to the ¾ of the pattern length</text:p>
          </table:table-cell>
          <table:table-cell table:style-name="Таблица1.D105" office:value-type="string">
            <text:p text:style-name="P30">track-editor.c</text:p>
          </table:table-cell>
        </table:table-row>
        <table:table-row>
          <table:covered-table-cell/>
          <table:table-cell table:style-name="Таблица1.B93" office:value-type="string">
            <text:p text:style-name="P30">s</text:p>
          </table:table-cell>
          <table:table-cell table:style-name="Таблица1.C93" office:value-type="string">
            <text:p text:style-name="P30">+ start marking (FT2 and mixed selection modes)</text:p>
          </table:table-cell>
          <table:table-cell table:style-name="Таблица1.D93" office:value-type="string">
            <text:p text:style-name="P30">track-editor.c</text:p>
          </table:table-cell>
        </table:table-row>
        <table:table-row>
          <table:table-cell table:style-name="Таблица1.A2" table:number-rows-spanned="5" office:value-type="string">
            <text:p text:style-name="P30">Home</text:p>
          </table:table-cell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35">Go to the 1<text:span text:style-name="T2">st</text:span> pattern line<text:span text:style-name="T18"> (tracker)</text:span></text:p>
          </table:table-cell>
          <table:table-cell table:style-name="Таблица1.D105" office:value-type="string">
            <text:p text:style-name="P30">track-editor.c</text:p>
          </table:table-cell>
        </table:table-row>
        <table:table-row>
          <table:covered-table-cell/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67">Go to the sample start (sample editor)</text:p>
          </table:table-cell>
          <table:table-cell table:style-name="Таблица1.D105" office:value-type="string">
            <text:p text:style-name="P67">sample-editor.c</text:p>
          </table:table-cell>
        </table:table-row>
        <table:table-row>
          <table:covered-table-cell/>
          <table:table-cell table:style-name="Таблица1.B105" office:value-type="string">
            <text:p text:style-name="P30">s</text:p>
          </table:table-cell>
          <table:table-cell table:style-name="Таблица1.C105" office:value-type="string">
            <text:p text:style-name="P30">+ start marking (FT2 and mixed selection modes)</text:p>
          </table:table-cell>
          <table:table-cell table:style-name="Таблица1.D105" office:value-type="string">
            <text:p text:style-name="P30">track-editor.c</text:p>
          </table:table-cell>
        </table:table-row>
        <table:table-row>
          <table:covered-table-cell/>
          <table:table-cell table:style-name="Таблица1.A2" table:number-rows-spanned="2" office:value-type="string">
            <text:p text:style-name="P30">c</text:p>
          </table:table-cell>
          <table:table-cell table:style-name="Таблица1.C105" office:value-type="string">
            <text:p text:style-name="P35">Go to the 1<text:span text:style-name="T2">st</text:span> song position<text:span text:style-name="T18"> (tracker)</text:span></text:p>
          </table:table-cell>
          <table:table-cell table:style-name="Таблица1.D105" office:value-type="string">
            <text:p text:style-name="P30">gui.c</text:p>
          </table:table-cell>
        </table:table-row>
        <table:table-row>
          <table:covered-table-cell/>
          <table:covered-table-cell/>
          <table:table-cell table:style-name="Таблица1.C105" office:value-type="string">
            <text:p text:style-name="P67">Go to the sample loop start (sample editor)</text:p>
          </table:table-cell>
          <table:table-cell table:style-name="Таблица1.D105" office:value-type="string">
            <text:p text:style-name="P67">sample-editor.c</text:p>
          </table:table-cell>
        </table:table-row>
        <table:table-row>
          <table:table-cell table:style-name="Таблица1.A2" table:number-rows-spanned="5" office:value-type="string">
            <text:p text:style-name="P30">End</text:p>
          </table:table-cell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35">Go to the <text:span text:style-name="T3">last</text:span> pattern line<text:span text:style-name="T18"> (tracker)</text:span></text:p>
          </table:table-cell>
          <table:table-cell table:style-name="Таблица1.D105" office:value-type="string">
            <text:p text:style-name="P30">track-editor.c</text:p>
          </table:table-cell>
        </table:table-row>
        <table:table-row>
          <table:covered-table-cell/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67">Go to the sample end (sample editor)</text:p>
          </table:table-cell>
          <table:table-cell table:style-name="Таблица1.D105" office:value-type="string">
            <text:p text:style-name="P67">sample-editor.c</text:p>
          </table:table-cell>
        </table:table-row>
        <table:table-row>
          <table:covered-table-cell/>
          <table:table-cell table:style-name="Таблица1.B105" office:value-type="string">
            <text:p text:style-name="P30">s</text:p>
          </table:table-cell>
          <table:table-cell table:style-name="Таблица1.C105" office:value-type="string">
            <text:p text:style-name="P30">+ start marking (FT2 and mixed selection modes)</text:p>
          </table:table-cell>
          <table:table-cell table:style-name="Таблица1.D105" office:value-type="string">
            <text:p text:style-name="P30">track-editor.c</text:p>
          </table:table-cell>
        </table:table-row>
        <table:table-row>
          <table:covered-table-cell/>
          <table:table-cell table:style-name="Таблица1.A2" table:number-rows-spanned="2" office:value-type="string">
            <text:p text:style-name="P30">c</text:p>
          </table:table-cell>
          <table:table-cell table:style-name="Таблица1.C105" office:value-type="string">
            <text:p text:style-name="P35">Go to the last song position<text:span text:style-name="T18"> (tracker)</text:span></text:p>
          </table:table-cell>
          <table:table-cell table:style-name="Таблица1.D105" office:value-type="string">
            <text:p text:style-name="P30">gui.c</text:p>
          </table:table-cell>
        </table:table-row>
        <table:table-row>
          <table:covered-table-cell/>
          <table:covered-table-cell/>
          <table:table-cell table:style-name="Таблица1.C105" office:value-type="string">
            <text:p text:style-name="P67">Go to the sample loop end (sample editor)</text:p>
          </table:table-cell>
          <table:table-cell table:style-name="Таблица1.D105" office:value-type="string">
            <text:p text:style-name="P67">sample-editor.c</text:p>
          </table:table-cell>
        </table:table-row>
        <table:table-row>
          <table:table-cell table:style-name="Таблица1.A2" table:number-rows-spanned="3" office:value-type="string">
            <text:p text:style-name="P36">PgUp</text:p>
          </table:table-cell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36">Go 16 lines up <text:span text:style-name="T17">(tracker)</text:span></text:p>
          </table:table-cell>
          <table:table-cell table:style-name="Таблица1.D105" office:value-type="string">
            <text:p text:style-name="P31">track-editor.c</text:p>
          </table:table-cell>
        </table:table-row>
        <table:table-row>
          <table:covered-table-cell/>
          <table:table-cell table:style-name="Таблица1.B105" office:value-type="string">
            <text:p text:style-name="P9"/>
          </table:table-cell>
          <table:table-cell table:style-name="Таблица1.C105" office:value-type="string">
            <text:p text:style-name="P67">Scroll sample data left faster (sample editior)</text:p>
          </table:table-cell>
          <table:table-cell table:style-name="Таблица1.D105" office:value-type="string">
            <text:p text:style-name="P67">sample-editor.c</text:p>
          </table:table-cell>
        </table:table-row>
        <table:table-row>
          <table:covered-table-cell/>
          <table:table-cell table:style-name="Таблица1.B106" office:value-type="string">
            <text:p text:style-name="P36">c / <text:span text:style-name="T9">cs</text:span></text:p>
          </table:table-cell>
          <table:table-cell table:style-name="Таблица1.C106" office:value-type="string">
            <text:p text:style-name="P37">Go to the previous song position<text:span text:style-name="T10"> (faster with SHIFT)</text:span></text:p>
          </table:table-cell>
          <table:table-cell table:style-name="Таблица1.D106" office:value-type="string">
            <text:p text:style-name="P31"><text:span text:style-name="T21">keys</text:span>.c</text:p>
          </table:table-cell>
        </table:table-row>
        <table:table-row>
          <table:table-cell table:style-name="Таблица1.A2" table:number-rows-spanned="3" office:value-type="string">
            <text:p text:style-name="P36">PgDown</text:p>
          </table:table-cell>
          <table:table-cell table:style-name="Таблица1.B121" office:value-type="string">
            <text:p text:style-name="P9"/>
          </table:table-cell>
          <table:table-cell table:style-name="Таблица1.C121" office:value-type="string">
            <text:p text:style-name="P38">Go 16 lines down <text:span text:style-name="T17">(tracker)</text:span></text:p>
          </table:table-cell>
          <table:table-cell table:style-name="Таблица1.D121" office:value-type="string">
            <text:p text:style-name="P31">track-editor.c</text:p>
          </table:table-cell>
        </table:table-row>
        <table:table-row>
          <table:covered-table-cell/>
          <table:table-cell table:style-name="Таблица1.B121" office:value-type="string">
            <text:p text:style-name="P9"/>
          </table:table-cell>
          <table:table-cell table:style-name="Таблица1.C121" office:value-type="string">
            <text:p text:style-name="P67">Scroll sample data right faster (sample editior)</text:p>
          </table:table-cell>
          <table:table-cell table:style-name="Таблица1.D121" office:value-type="string">
            <text:p text:style-name="P67">sample-editor.c</text:p>
          </table:table-cell>
        </table:table-row>
        <table:table-row>
          <table:covered-table-cell/>
          <table:table-cell table:style-name="Таблица1.B109" office:value-type="string">
            <text:p text:style-name="P37">c / <text:span text:style-name="T9">cs</text:span></text:p>
          </table:table-cell>
          <table:table-cell table:style-name="Таблица1.C109" office:value-type="string">
            <text:p text:style-name="P37">Go to the next song position<text:span text:style-name="T10"> (faster with SHIFT)</text:span></text:p>
          </table:table-cell>
          <table:table-cell table:style-name="Таблица1.D109" office:value-type="string">
            <text:p text:style-name="P31"><text:span text:style-name="T21">keys</text:span>.c</text:p>
          </table:table-cell>
        </table:table-row>
        <table:table-row>
          <table:table-cell table:style-name="Таблица1.A2" table:number-rows-spanned="5" office:value-type="string">
            <text:p text:style-name="P39">Left / Right</text:p>
          </table:table-cell>
          <table:table-cell table:style-name="Таблица1.B121" office:value-type="string">
            <text:p text:style-name="P9"/>
          </table:table-cell>
          <table:table-cell table:style-name="Таблица1.C121" office:value-type="string">
            <text:p text:style-name="P39">Moving cursor horizontally <text:span text:style-name="T17">(tracker)</text:span></text:p>
          </table:table-cell>
          <table:table-cell table:style-name="Таблица1.D121" office:value-type="string">
            <text:p text:style-name="P32">track-editor.c</text:p>
          </table:table-cell>
        </table:table-row>
        <table:table-row>
          <table:covered-table-cell/>
          <table:table-cell table:style-name="Таблица1.B121" office:value-type="string">
            <text:p text:style-name="P9"/>
          </table:table-cell>
          <table:table-cell table:style-name="Таблица1.C121" office:value-type="string">
            <text:p text:style-name="P67">Scroll sample data (sample editor)</text:p>
          </table:table-cell>
          <table:table-cell table:style-name="Таблица1.D121" office:value-type="string">
            <text:p text:style-name="P67">sample-editor.c</text:p>
          </table:table-cell>
        </table:table-row>
        <table:table-row>
          <table:covered-table-cell/>
          <table:table-cell table:style-name="Таблица1.B121" office:value-type="string">
            <text:p text:style-name="P39">s</text:p>
          </table:table-cell>
          <table:table-cell table:style-name="Таблица1.C121" office:value-type="string">
            <text:p text:style-name="P30">+ start marking (FT2 and mixed selection modes)</text:p>
          </table:table-cell>
          <table:table-cell table:style-name="Таблица1.D121" office:value-type="string">
            <text:p text:style-name="P30">track-editor.c</text:p>
          </table:table-cell>
        </table:table-row>
        <table:table-row>
          <table:covered-table-cell/>
          <table:table-cell table:style-name="Таблица1.B121" office:value-type="string">
            <text:p text:style-name="P39">c / cs</text:p>
          </table:table-cell>
          <table:table-cell table:style-name="Таблица1.C121" office:value-type="string">
            <text:p text:style-name="P39">Prev / next instrument (faster with SHIFT)</text:p>
          </table:table-cell>
          <table:table-cell table:style-name="Таблица1.D121" office:value-type="string">
            <text:p text:style-name="P39">gui.c</text:p>
          </table:table-cell>
        </table:table-row>
        <table:table-row>
          <table:covered-table-cell/>
          <table:table-cell table:style-name="Таблица1.B121" office:value-type="string">
            <text:p text:style-name="P39">a / as</text:p>
          </table:table-cell>
          <table:table-cell table:style-name="Таблица1.C121" office:value-type="string">
            <text:p text:style-name="P39">Prev / next pattern (faster with SHIFT)</text:p>
          </table:table-cell>
          <table:table-cell table:style-name="Таблица1.D121" office:value-type="string">
            <text:p text:style-name="P39">gui.c</text:p>
          </table:table-cell>
        </table:table-row>
        <table:table-row>
          <table:table-cell table:style-name="Таблица1.A2" table:number-rows-spanned="5" office:value-type="string">
            <text:p text:style-name="P39">Up / Down</text:p>
          </table:table-cell>
          <table:table-cell table:style-name="Таблица1.B121" office:value-type="string">
            <text:p text:style-name="P9"/>
          </table:table-cell>
          <table:table-cell table:style-name="Таблица1.C121" office:value-type="string">
            <text:p text:style-name="P39">Moving cursor vertically (tracker)</text:p>
          </table:table-cell>
          <table:table-cell table:style-name="Таблица1.D121" office:value-type="string">
            <text:p text:style-name="P32">track-editor.c</text:p>
          </table:table-cell>
        </table:table-row>
        <table:table-row>
          <table:covered-table-cell/>
          <table:table-cell table:style-name="Таблица1.B121" office:value-type="string">
            <text:p text:style-name="P9"/>
          </table:table-cell>
          <table:table-cell table:style-name="Таблица1.C121" office:value-type="string">
            <text:p text:style-name="P39">Prev / next instrument / sample (module info)</text:p>
          </table:table-cell>
          <table:table-cell table:style-name="Таблица1.D121" office:value-type="string">
            <text:p text:style-name="P39">module-info.c</text:p>
          </table:table-cell>
        </table:table-row>
        <table:table-row>
          <table:covered-table-cell/>
          <table:table-cell table:style-name="Таблица1.B121" office:value-type="string">
            <text:p text:style-name="P39">s</text:p>
          </table:table-cell>
          <table:table-cell table:style-name="Таблица1.C121" office:value-type="string">
            <text:p text:style-name="P30">+ start marking (FT2 and mixed selection modes)</text:p>
          </table:table-cell>
          <table:table-cell table:style-name="Таблица1.D121" office:value-type="string">
            <text:p text:style-name="P30">track-editor.c</text:p>
          </table:table-cell>
        </table:table-row>
        <table:table-row>
          <table:covered-table-cell/>
          <table:table-cell table:style-name="Таблица1.B121" office:value-type="string">
            <text:p text:style-name="P39">c / cs</text:p>
          </table:table-cell>
          <table:table-cell table:style-name="Таблица1.C121" office:value-type="string">
            <text:p text:style-name="P39">Prev / next sample (faster with SHIFT)</text:p>
          </table:table-cell>
          <table:table-cell table:style-name="Таблица1.D121" office:value-type="string">
            <text:p text:style-name="P39">gui.c</text:p>
          </table:table-cell>
        </table:table-row>
        <table:table-row>
          <table:covered-table-cell/>
          <table:table-cell table:style-name="Таблица1.B121" office:value-type="string">
            <text:p text:style-name="P70">a</text:p>
          </table:table-cell>
          <table:table-cell table:style-name="Таблица1.C121" office:value-type="string">
            <text:p text:style-name="P39">Moving <text:span text:style-name="T19">a note at </text:span>cursor <text:span text:style-name="T19">up or down</text:span> (tracker)</text:p>
          </table:table-cell>
          <table:table-cell table:style-name="Таблица1.D121" office:value-type="string">
            <text:p text:style-name="P32">track-editor.c</text:p>
          </table:table-cell>
        </table:table-row>
        <table:table-row>
          <table:table-cell table:style-name="Таблица1.A2" table:number-rows-spanned="3" office:value-type="string">
            <text:p text:style-name="P39">TAB</text:p>
          </table:table-cell>
          <table:table-cell table:style-name="Таблица1.B121" office:value-type="string">
            <text:p text:style-name="P9"/>
          </table:table-cell>
          <table:table-cell table:style-name="Таблица1.C121" office:value-type="string">
            <text:p text:style-name="P41">Moving cursor to the next track (tracker)</text:p>
          </table:table-cell>
          <table:table-cell table:style-name="Таблица1.D121" office:value-type="string">
            <text:p text:style-name="P33">track-editor.c</text:p>
          </table:table-cell>
        </table:table-row>
        <table:table-row>
          <table:covered-table-cell/>
          <table:table-cell table:style-name="Таблица1.B121" office:value-type="string">
            <text:p text:style-name="P9"/>
          </table:table-cell>
          <table:table-cell table:style-name="Таблица1.C121" office:value-type="string">
            <text:p text:style-name="P41">Moving cursor between instruments and samples tabs <text:span text:style-name="T4">(module info)</text:span></text:p>
          </table:table-cell>
          <table:table-cell table:style-name="Таблица1.D121" office:value-type="string">
            <text:p text:style-name="P40">module-info.c</text:p>
          </table:table-cell>
        </table:table-row>
        <table:table-row>
          <table:covered-table-cell/>
          <table:table-cell table:style-name="Таблица1.B122" office:value-type="string">
            <text:p text:style-name="P41">s</text:p>
          </table:table-cell>
          <table:table-cell table:style-name="Таблица1.C122" office:value-type="string">
            <text:p text:style-name="P41">Moving cursor to the previous track (tracker)</text:p>
          </table:table-cell>
          <table:table-cell table:style-name="Таблица1.D122" office:value-type="string">
            <text:p text:style-name="P33">track-editor.c</text:p>
          </table:table-cell>
        </table:table-row>
        <table:table-row>
          <table:table-cell table:style-name="Таблица1.A2" table:number-rows-spanned="2" office:value-type="string">
            <text:p text:style-name="P42">RALT</text:p>
          </table:table-cell>
          <table:table-cell table:style-name="Таблица1.B123" office:value-type="string">
            <text:p text:style-name="P9"/>
          </table:table-cell>
          <table:table-cell table:style-name="Таблица1.C123" office:value-type="string">
            <text:p text:style-name="P42">Play pattern</text:p>
          </table:table-cell>
          <table:table-cell table:style-name="Таблица1.D123" office:value-type="string">
            <text:p text:style-name="P50">keys.c</text:p>
          </table:table-cell>
        </table:table-row>
        <table:table-row>
          <table:covered-table-cell/>
          <table:table-cell table:style-name="Таблица1.B124" office:value-type="string">
            <text:p text:style-name="P42">s</text:p>
          </table:table-cell>
          <table:table-cell table:style-name="Таблица1.C124" office:value-type="string">
            <text:p text:style-name="P42">Play pattern + editing</text:p>
          </table:table-cell>
          <table:table-cell table:style-name="Таблица1.D124" office:value-type="string">
            <text:p text:style-name="P50">keys.c</text:p>
          </table:table-cell>
        </table:table-row>
        <text:soft-page-break/>
        <table:table-row>
          <table:table-cell table:style-name="Таблица1.A2" table:number-rows-spanned="2" office:value-type="string">
            <text:p text:style-name="P42">RCTRL</text:p>
          </table:table-cell>
          <table:table-cell table:style-name="Таблица1.B125" office:value-type="string">
            <text:p text:style-name="P9"/>
          </table:table-cell>
          <table:table-cell table:style-name="Таблица1.C125" office:value-type="string">
            <text:p text:style-name="P42">Play song</text:p>
          </table:table-cell>
          <table:table-cell table:style-name="Таблица1.D125" office:value-type="string">
            <text:p text:style-name="P50">keys.c</text:p>
          </table:table-cell>
        </table:table-row>
        <table:table-row>
          <table:covered-table-cell/>
          <table:table-cell table:style-name="Таблица1.B126" office:value-type="string">
            <text:p text:style-name="P42">s</text:p>
          </table:table-cell>
          <table:table-cell table:style-name="Таблица1.C126" office:value-type="string">
            <text:p text:style-name="P42">Play song + editing</text:p>
          </table:table-cell>
          <table:table-cell table:style-name="Таблица1.D126" office:value-type="string">
            <text:p text:style-name="P50">keys.c</text:p>
          </table:table-cell>
        </table:table-row>
        <table:table-row>
          <table:table-cell table:style-name="Таблица1.A2" table:number-rows-spanned="2" office:value-type="string">
            <text:p text:style-name="P42">Menu</text:p>
          </table:table-cell>
          <table:table-cell table:style-name="Таблица1.B127" office:value-type="string">
            <text:p text:style-name="P9"/>
          </table:table-cell>
          <table:table-cell table:style-name="Таблица1.C127" office:value-type="string">
            <text:p text:style-name="P42">Play row <text:span text:style-name="T14">(tracker)</text:span></text:p>
          </table:table-cell>
          <table:table-cell table:style-name="Таблица1.D127" office:value-type="string">
            <text:p text:style-name="P50">keys.c</text:p>
          </table:table-cell>
        </table:table-row>
        <table:table-row>
          <table:covered-table-cell/>
          <table:table-cell table:style-name="Таблица1.B128" office:value-type="string">
            <text:p text:style-name="P76">s</text:p>
          </table:table-cell>
          <table:table-cell table:style-name="Таблица1.C128" office:value-type="string">
            <text:p text:style-name="P74">Play block <text:span text:style-name="T14">(tracker)</text:span></text:p>
          </table:table-cell>
          <table:table-cell table:style-name="Таблица1.D128" office:value-type="string">
            <text:p text:style-name="P75">keys.c</text:p>
          </table:table-cell>
        </table:table-row>
        <table:table-row>
          <table:table-cell table:style-name="Таблица1.A2" table:number-rows-spanned="2" office:value-type="string">
            <text:p text:style-name="P42">RWin</text:p>
          </table:table-cell>
          <table:table-cell table:style-name="Таблица1.B129" office:value-type="string">
            <text:p text:style-name="P9"/>
          </table:table-cell>
          <table:table-cell table:style-name="Таблица1.C129" office:value-type="string">
            <text:p text:style-name="P42">Play from cursor</text:p>
          </table:table-cell>
          <table:table-cell table:style-name="Таблица1.D129" office:value-type="string">
            <text:p text:style-name="P50">keys.c</text:p>
          </table:table-cell>
        </table:table-row>
        <table:table-row>
          <table:covered-table-cell/>
          <table:table-cell table:style-name="Таблица1.B130" office:value-type="string">
            <text:p text:style-name="P42">s</text:p>
          </table:table-cell>
          <table:table-cell table:style-name="Таблица1.C130" office:value-type="string">
            <text:p text:style-name="P42">Play from cursor + editing</text:p>
          </table:table-cell>
          <table:table-cell table:style-name="Таблица1.D130" office:value-type="string">
            <text:p text:style-name="P50">keys.c</text:p>
          </table:table-cell>
        </table:table-row>
        <table:table-row>
          <table:table-cell table:style-name="Таблица1.A2" office:value-type="string">
            <text:p text:style-name="P6">LAlt</text:p>
          </table:table-cell>
          <table:table-cell table:style-name="Таблица1.B131" office:value-type="string">
            <text:p text:style-name="P42"/>
          </table:table-cell>
          <table:table-cell table:style-name="Таблица1.C132" office:value-type="string">
            <text:p text:style-name="P68">When released right after pressing, pops up quick instrument selection window</text:p>
          </table:table-cell>
          <table:table-cell table:style-name="Таблица1.D132" office:value-type="string">
            <text:p text:style-name="P43">gui.c</text:p>
          </table:table-cell>
        </table:table-row>
        <table:table-row>
          <table:table-cell table:style-name="Таблица1.A2" office:value-type="string">
            <text:p text:style-name="P7">KP_0 – KP_9</text:p>
          </table:table-cell>
          <table:table-cell table:style-name="Таблица1.B3" office:value-type="string">
            <text:p text:style-name="P69">a</text:p>
          </table:table-cell>
          <table:table-cell table:style-name="Таблица1.C132" office:value-type="string">
            <text:p text:style-name="P69">Quick instrument selection (with above mentioned pop-up window)</text:p>
          </table:table-cell>
          <table:table-cell table:style-name="Таблица1.D132" office:value-type="string">
            <text:p text:style-name="P44">gui.c</text:p>
          </table:table-cell>
        </table:table-row>
        <table:table-row>
          <table:table-cell table:style-name="Таблица1.A2" table:number-rows-spanned="2" office:value-type="string">
            <text:p text:style-name="P42">` (~)</text:p>
          </table:table-cell>
          <table:table-cell table:style-name="Таблица1.B134" office:value-type="string">
            <text:p text:style-name="P9"/>
          </table:table-cell>
          <table:table-cell table:style-name="Таблица1.C134" office:value-type="string">
            <text:p text:style-name="P42">Decrease jump value</text:p>
          </table:table-cell>
          <table:table-cell table:style-name="Таблица1.D134" office:value-type="string">
            <text:p text:style-name="P50">keys.c</text:p>
          </table:table-cell>
        </table:table-row>
        <table:table-row>
          <table:covered-table-cell/>
          <table:table-cell table:style-name="Таблица1.B134" office:value-type="string">
            <text:p text:style-name="P42">s</text:p>
          </table:table-cell>
          <table:table-cell table:style-name="Таблица1.C134" office:value-type="string">
            <text:p text:style-name="P42">Increase jump value</text:p>
          </table:table-cell>
          <table:table-cell table:style-name="Таблица1.D134" office:value-type="string">
            <text:p text:style-name="P50">keys.c</text:p>
          </table:table-cell>
        </table:table-row>
        <table:table-row>
          <table:table-cell table:style-name="Таблица1.A2" office:value-type="string">
            <text:p text:style-name="P42">1–5</text:p>
          </table:table-cell>
          <table:table-cell table:style-name="Таблица1.B146" office:value-type="string">
            <text:p text:style-name="P42">a</text:p>
          </table:table-cell>
          <table:table-cell table:style-name="Таблица1.C146" office:value-type="string">
            <text:p text:style-name="P42">Go to the page 1–5</text:p>
          </table:table-cell>
          <table:table-cell table:style-name="Таблица1.D146" office:value-type="string">
            <text:p text:style-name="P42">gui.c</text:p>
          </table:table-cell>
        </table:table-row>
        <table:table-row>
          <table:table-cell table:style-name="Таблица1.A2" office:value-type="string">
            <text:p text:style-name="P42">1<text:span text:style-name="T6">–</text:span>8</text:p>
          </table:table-cell>
          <table:table-cell table:style-name="Таблица1.B146" office:value-type="string">
            <text:p text:style-name="P42">c</text:p>
          </table:table-cell>
          <table:table-cell table:style-name="Таблица1.C146" office:value-type="string">
            <text:p text:style-name="P42">Set jump value</text:p>
          </table:table-cell>
          <table:table-cell table:style-name="Таблица1.D146" office:value-type="string">
            <text:p text:style-name="P42">gui.c</text:p>
          </table:table-cell>
        </table:table-row>
        <table:table-row>
          <table:table-cell table:style-name="Таблица1.A2" office:value-type="string">
            <text:p text:style-name="P54">1</text:p>
          </table:table-cell>
          <table:table-cell table:style-name="Таблица1.B137" office:value-type="string">
            <text:p text:style-name="P54">c</text:p>
          </table:table-cell>
          <table:table-cell table:style-name="Таблица1.C137" office:value-type="string">
            <text:p text:style-name="P54">1:1 scale (sample editor)</text:p>
          </table:table-cell>
          <table:table-cell table:style-name="Таблица1.D137" office:value-type="string">
            <text:p text:style-name="P54">sample<text:span text:style-name="T1">-editor.c</text:span></text:p>
          </table:table-cell>
        </table:table-row>
        <table:table-row>
          <table:table-cell table:style-name="Таблица1.A2" table:number-rows-spanned="6" office:value-type="string">
            <text:p text:style-name="P42">Del</text:p>
          </table:table-cell>
          <table:table-cell table:style-name="Таблица1.B143" office:value-type="string">
            <text:p text:style-name="P9"/>
          </table:table-cell>
          <table:table-cell table:style-name="Таблица1.C143" office:value-type="string">
            <text:p text:style-name="P42">Delete the current track field (note <text:span text:style-name="T5">+ instr / volume / FX) (tracker)</text:span></text:p>
          </table:table-cell>
          <table:table-cell table:style-name="Таблица1.D143" office:value-type="string">
            <text:p text:style-name="P34">track-editor.c</text:p>
          </table:table-cell>
        </table:table-row>
        <table:table-row>
          <table:covered-table-cell/>
          <table:table-cell table:style-name="Таблица1.B143" office:value-type="string">
            <text:p text:style-name="P9"/>
          </table:table-cell>
          <table:table-cell table:style-name="Таблица1.C143" office:value-type="string">
            <text:p text:style-name="P45">Clean the current instrument (module info)</text:p>
          </table:table-cell>
          <table:table-cell table:style-name="Таблица1.D143" office:value-type="string">
            <text:p text:style-name="P45">module-info.c</text:p>
          </table:table-cell>
        </table:table-row>
        <table:table-row>
          <table:covered-table-cell/>
          <table:table-cell table:style-name="Таблица1.B143" office:value-type="string">
            <text:p text:style-name="P9"/>
          </table:table-cell>
          <table:table-cell table:style-name="Таблица1.C143" office:value-type="string">
            <text:p text:style-name="P54">Delete selected range (sample editor)</text:p>
          </table:table-cell>
          <table:table-cell table:style-name="Таблица1.D143" office:value-type="string">
            <text:p text:style-name="P54">sample<text:span text:style-name="T1">-editor.c</text:span></text:p>
          </table:table-cell>
        </table:table-row>
        <table:table-row>
          <table:covered-table-cell/>
          <table:table-cell table:style-name="Таблица1.B143" office:value-type="string">
            <text:p text:style-name="P45">s</text:p>
          </table:table-cell>
          <table:table-cell table:style-name="Таблица1.C143" office:value-type="string">
            <text:p text:style-name="P45">Delete note, instrument, volume and FX</text:p>
          </table:table-cell>
          <table:table-cell table:style-name="Таблица1.D143" office:value-type="string">
            <text:p text:style-name="P34">track-editor.c</text:p>
          </table:table-cell>
        </table:table-row>
        <table:table-row>
          <table:covered-table-cell/>
          <table:table-cell table:style-name="Таблица1.B143" office:value-type="string">
            <text:p text:style-name="P45">c</text:p>
          </table:table-cell>
          <table:table-cell table:style-name="Таблица1.C143" office:value-type="string">
            <text:p text:style-name="P45">Delete volume and FX</text:p>
          </table:table-cell>
          <table:table-cell table:style-name="Таблица1.D143" office:value-type="string">
            <text:p text:style-name="P34">track-editor.c</text:p>
          </table:table-cell>
        </table:table-row>
        <table:table-row>
          <table:covered-table-cell/>
          <table:table-cell table:style-name="Таблица1.B143" office:value-type="string">
            <text:p text:style-name="P45">a</text:p>
          </table:table-cell>
          <table:table-cell table:style-name="Таблица1.C143" office:value-type="string">
            <text:p text:style-name="P45">Delete FX</text:p>
          </table:table-cell>
          <table:table-cell table:style-name="Таблица1.D143" office:value-type="string">
            <text:p text:style-name="P34">track-editor.c</text:p>
          </table:table-cell>
        </table:table-row>
        <table:table-row>
          <table:table-cell table:style-name="Таблица1.A2" table:number-rows-spanned="3" office:value-type="string">
            <text:p text:style-name="P45">Ins</text:p>
          </table:table-cell>
          <table:table-cell table:style-name="Таблица1.B146" office:value-type="string">
            <text:p text:style-name="P9"/>
          </table:table-cell>
          <table:table-cell table:style-name="Таблица1.C146" office:value-type="string">
            <text:p text:style-name="P45">Insert a field to the current track</text:p>
          </table:table-cell>
          <table:table-cell table:style-name="Таблица1.D146" office:value-type="string">
            <text:p text:style-name="P34">track-editor.c</text:p>
          </table:table-cell>
        </table:table-row>
        <table:table-row>
          <table:covered-table-cell/>
          <table:table-cell table:style-name="Таблица1.B146" office:value-type="string">
            <text:p text:style-name="P48">c</text:p>
          </table:table-cell>
          <table:table-cell table:style-name="Таблица1.C146" office:value-type="string">
            <text:p text:style-name="P48">Insert <text:span text:style-name="T19">pattern line</text:span></text:p>
          </table:table-cell>
          <table:table-cell table:style-name="Таблица1.D146" office:value-type="string">
            <text:p text:style-name="P15">soundtracker.xml</text:p>
          </table:table-cell>
        </table:table-row>
        <table:table-row>
          <table:covered-table-cell/>
          <table:table-cell table:style-name="Таблица1.B146" office:value-type="string">
            <text:p text:style-name="P70">s</text:p>
          </table:table-cell>
          <table:table-cell table:style-name="Таблица1.C146" office:value-type="string">
            <text:p text:style-name="P48">Insert track</text:p>
          </table:table-cell>
          <table:table-cell table:style-name="Таблица1.D146" office:value-type="string">
            <text:p text:style-name="P15">soundtracker.xml</text:p>
          </table:table-cell>
        </table:table-row>
        <table:table-row>
          <table:table-cell table:style-name="Таблица1.A2" table:number-rows-spanned="3" office:value-type="string">
            <text:p text:style-name="P45">BackSpc</text:p>
          </table:table-cell>
          <table:table-cell table:style-name="Таблица1.B149" office:value-type="string">
            <text:p text:style-name="P9"/>
          </table:table-cell>
          <table:table-cell table:style-name="Таблица1.C149" office:value-type="string">
            <text:p text:style-name="P45">Remove the previous field</text:p>
          </table:table-cell>
          <table:table-cell table:style-name="Таблица1.D149" office:value-type="string">
            <text:p text:style-name="P34">track-editor.c</text:p>
          </table:table-cell>
        </table:table-row>
        <table:table-row>
          <table:covered-table-cell/>
          <table:table-cell table:style-name="Таблица1.B149" office:value-type="string">
            <text:p text:style-name="P52">c</text:p>
          </table:table-cell>
          <table:table-cell table:style-name="Таблица1.C149" office:value-type="string">
            <text:p text:style-name="P48">Delete the current <text:span text:style-name="T19">pattern line</text:span></text:p>
          </table:table-cell>
          <table:table-cell table:style-name="Таблица1.D149" office:value-type="string">
            <text:p text:style-name="P15">soundtracker.xml</text:p>
          </table:table-cell>
        </table:table-row>
        <table:table-row>
          <table:covered-table-cell/>
          <table:table-cell table:style-name="Таблица1.B149" office:value-type="string">
            <text:p text:style-name="P70">s</text:p>
          </table:table-cell>
          <table:table-cell table:style-name="Таблица1.C149" office:value-type="string">
            <text:p text:style-name="P48">Delete the current track</text:p>
          </table:table-cell>
          <table:table-cell table:style-name="Таблица1.D149" office:value-type="string">
            <text:p text:style-name="P15">soundtracker.xml</text:p>
          </table:table-cell>
        </table:table-row>
        <table:table-row>
          <table:table-cell table:style-name="Таблица1.A2" office:value-type="string">
            <text:p text:style-name="P5">Enter</text:p>
          </table:table-cell>
          <table:table-cell table:style-name="Таблица1.B150" office:value-type="string">
            <text:p text:style-name="P52"/>
          </table:table-cell>
          <table:table-cell table:style-name="Таблица1.C150" office:value-type="string">
            <text:p text:style-name="P58">Toggle sampling (sampling window)</text:p>
          </table:table-cell>
          <table:table-cell table:style-name="Таблица1.D150" office:value-type="string">
            <text:p text:style-name="P58">keys.c</text:p>
          </table:table-cell>
        </table:table-row>
      </table:table>
      <text:p text:style-name="P3"/>
      <text:p text:style-name="P4">Yellow – not implemented yet;</text:p>
      <text:p text:style-name="P4">Blue – keybindings are configurable, the default value is given in the table;</text:p>
      <text:p text:style-name="P4">(*) – should be made configur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3:49:03.144227242</meta:creation-date>
    <meta:editing-cycles>50</meta:editing-cycles>
    <meta:editing-duration>PT23H10M33S</meta:editing-duration>
    <dc:date>2024-03-17T20:54:33.180262974</dc:date>
    <meta:generator>LibreOffice/5.2.7.2$Linux_x86 LibreOffice_project/20m0$Build-2</meta:generator>
    <meta:document-statistic meta:table-count="1" meta:image-count="0" meta:object-count="0" meta:page-count="4" meta:paragraph-count="473" meta:word-count="1105" meta:character-count="6505" meta:non-whitespace-character-count="5871"/>
  </office:meta>
</office:document-meta>
</file>